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622in" svg:height="5.1417in" svg:x="5.5094in" svg:y="4.2276in">
            <draw:object draw:notify-on-update-of-ranges="Sheet1.L3:Sheet1.L22 Sheet1.Y2:Sheet1.Y2 Sheet1.Y3:Sheet1.Y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2413in" svg:height="4.9319in" svg:x="13.9291in" svg:y="4.2406in">
            <draw:object draw:notify-on-update-of-ranges="Sheet1.L3:Sheet1.L22 Sheet1.Z2:Sheet1.Z2 Sheet1.Z3:Sheet1.Z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2492in" svg:height="4.4634in" svg:x="5.5902in" svg:y="10.1394in">
            <draw:object draw:notify-on-update-of-ranges="Sheet1.L3:Sheet1.L22 Sheet1.Q2:Sheet1.Q2 Sheet1.Q3:Sheet1.Q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veb</text:p>
          </table:table-cell>
          <table:table-cell office:value-type="string" calcext:value-type="string">
            <text:p>cache miss</text:p>
          </table:table-cell>
          <table:table-cell table:number-columns-repeated="3"/>
          <table:table-cell office:value-type="string" calcext:value-type="string">
            <text:p>indicies</text:p>
          </table:table-cell>
          <table:table-cell office:value-type="string" calcext:value-type="string">
            <text:p>Set Siz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UMNS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rb</text:p>
          </table:table-cell>
          <table:table-cell office:value-type="string" calcext:value-type="string">
            <text:p>veb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4913" calcext:value-type="float">
            <text:p>0.000004913</text:p>
          </table:table-cell>
          <table:table-cell office:value-type="float" office:value="0.000002515" calcext:value-type="float">
            <text:p>0.00000251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veb</text:p>
          </table:table-cell>
          <table:table-cell/>
          <table:table-cell office:value-type="string" calcext:value-type="string">
            <text:p>Rb/veb</text:p>
          </table:table-cell>
          <table:table-cell/>
          <table:table-cell office:value-type="string" calcext:value-type="string">
            <text:p>cache misses</text:p>
          </table:table-cell>
          <table:table-cell table:number-columns-repeated="2"/>
          <table:table-cell office:value-type="string" calcext:value-type="string">
            <text:p>n lg n</text:p>
          </table:table-cell>
          <table:table-cell office:value-type="string" calcext:value-type="string">
            <text:p>n lglg n</text:p>
          </table:table-cell>
          <table:table-cell/>
          <table:table-cell office:value-type="string" calcext:value-type="string">
            <text:p>Rb / n lg n</text:p>
          </table:table-cell>
          <table:table-cell office:value-type="string" calcext:value-type="string">
            <text:p>Veb /n lglgn</text:p>
          </table:table-cell>
          <table:table-cell/>
          <table:table-cell office:value-type="string" calcext:value-type="string">
            <text:p>cache miss per operation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00003253" calcext:value-type="float">
            <text:p>0.000003253</text:p>
          </table:table-cell>
          <table:table-cell office:value-type="float" office:value="0.000001984" calcext:value-type="float">
            <text:p>0.000001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3]+[.$J$1]-1" office:value-type="float" office:value="6" calcext:value-type="float">
            <text:p>6</text:p>
          </table:table-cell>
          <table:table-cell table:formula="of:=2^6" office:value-type="float" office:value="64" calcext:value-type="float">
            <text:p>64</text:p>
          </table:table-cell>
          <table:table-cell table:formula="of:=INDIRECT(CONCATENATE([.L$1];[.$I3]))" office:value-type="float" office:value="64" calcext:value-type="float">
            <text:p>64</text:p>
          </table:table-cell>
          <table:table-cell/>
          <table:table-cell table:formula="of:=AVERAGE(INDIRECT(CONCATENATE([.N$1];[.$I3];&quot;:&quot;;[.N$1];[.$J3])))" office:value-type="float" office:value="0.0000030296" calcext:value-type="float">
            <text:p>3.0296E-006</text:p>
          </table:table-cell>
          <table:table-cell table:formula="of:=AVERAGE(INDIRECT(CONCATENATE([.O$1];[.$I3];&quot;:&quot;;[.O$1];[.$J3])))" office:value-type="float" office:value="0.0000020656" calcext:value-type="float">
            <text:p>2.0656E-006</text:p>
          </table:table-cell>
          <table:table-cell/>
          <table:table-cell table:formula="of:=[.N3]/[.O3]" office:value-type="float" office:value="1.46669248644462" calcext:value-type="float">
            <text:p>1.4666924864</text:p>
          </table:table-cell>
          <table:table-cell/>
          <table:table-cell table:style-name="ce2" table:formula="of:=AVERAGE(INDIRECT(CONCATENATE([.S$1];[.$I3];&quot;:&quot;;[.S$1];[.$J3])))" office:value-type="float" office:value="3" calcext:value-type="float">
            <text:p>3</text:p>
          </table:table-cell>
          <table:table-cell table:style-name="ce2" table:formula="of:=AVERAGE(INDIRECT(CONCATENATE([.T$1];[.$I3];&quot;:&quot;;[.T$1];[.$J3])))" office:value-type="float" office:value="0.8" calcext:value-type="float">
            <text:p>1</text:p>
          </table:table-cell>
          <table:table-cell/>
          <table:table-cell office:value-type="float" office:value="384" calcext:value-type="float">
            <text:p>384</text:p>
          </table:table-cell>
          <table:table-cell table:style-name="ce2" office:value-type="float" office:value="165.437600046154" calcext:value-type="float">
            <text:p>165</text:p>
          </table:table-cell>
          <table:table-cell/>
          <table:table-cell table:formula="of:=[.N3]/[.V3]" office:value-type="float" office:value="0.00000000788958333333333" calcext:value-type="float">
            <text:p>7.88958333333333E-009</text:p>
          </table:table-cell>
          <table:table-cell table:formula="of:=[.O3]/[.W3]" office:value-type="float" office:value="0.0000000124856743534948" calcext:value-type="float">
            <text:p>1.24856743534948E-008</text:p>
          </table:table-cell>
          <table:table-cell/>
          <table:table-cell table:formula="of:=[.S3]/[.$L3]" office:value-type="float" office:value="0.046875" calcext:value-type="float">
            <text:p>0.046875</text:p>
          </table:table-cell>
          <table:table-cell table:formula="of:=[.T3]/[.$L3]" office:value-type="float" office:value="0.0125" calcext:value-type="float">
            <text:p>0.012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00002468" calcext:value-type="float">
            <text:p>0.000002468</text:p>
          </table:table-cell>
          <table:table-cell office:value-type="float" office:value="0.000001973" calcext:value-type="float">
            <text:p>0.000001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3]+[.$J$1]" office:value-type="float" office:value="7" calcext:value-type="float">
            <text:p>7</text:p>
          </table:table-cell>
          <table:table-cell table:formula="of:=[.J3]+[.$J$1]" office:value-type="float" office:value="11" calcext:value-type="float">
            <text:p>11</text:p>
          </table:table-cell>
          <table:table-cell/>
          <table:table-cell table:formula="of:=INDIRECT(CONCATENATE([.L$1];[.$I4]))" office:value-type="float" office:value="128" calcext:value-type="float">
            <text:p>128</text:p>
          </table:table-cell>
          <table:table-cell/>
          <table:table-cell table:formula="of:=AVERAGE(INDIRECT(CONCATENATE([.N$1];[.$I4];&quot;:&quot;;[.N$1];[.$J4])))" office:value-type="float" office:value="0.0000056832" calcext:value-type="float">
            <text:p>5.6832E-006</text:p>
          </table:table-cell>
          <table:table-cell table:formula="of:=AVERAGE(INDIRECT(CONCATENATE([.O$1];[.$I4];&quot;:&quot;;[.O$1];[.$J4])))" office:value-type="float" office:value="0.0000034666" calcext:value-type="float">
            <text:p>3.4666E-006</text:p>
          </table:table-cell>
          <table:table-cell/>
          <table:table-cell table:formula="of:=[.N4]/[.O4]" office:value-type="float" office:value="1.63941614261813" calcext:value-type="float">
            <text:p>1.6394161426</text:p>
          </table:table-cell>
          <table:table-cell/>
          <table:table-cell table:style-name="ce2" table:formula="of:=AVERAGE(INDIRECT(CONCATENATE([.S$1];[.$I4];&quot;:&quot;;[.S$1];[.$J4])))" office:value-type="float" office:value="0" calcext:value-type="float">
            <text:p>0</text:p>
          </table:table-cell>
          <table:table-cell table:style-name="ce2" table:formula="of:=AVERAGE(INDIRECT(CONCATENATE([.T$1];[.$I4];&quot;:&quot;;[.T$1];[.$J4])))" office:value-type="float" office:value="0" calcext:value-type="float">
            <text:p>0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ce2" office:value-type="float" office:value="359.341430023373" calcext:value-type="float">
            <text:p>359</text:p>
          </table:table-cell>
          <table:table-cell/>
          <table:table-cell table:formula="of:=[.N4]/[.V4]" office:value-type="float" office:value="0.00000000634285714285714" calcext:value-type="float">
            <text:p>6.34285714285714E-009</text:p>
          </table:table-cell>
          <table:table-cell table:formula="of:=[.O4]/[.W4]" office:value-type="float" office:value="0.00000000964709245959899" calcext:value-type="float">
            <text:p>9.64709245959899E-009</text:p>
          </table:table-cell>
          <table:table-cell/>
          <table:table-cell table:formula="of:=[.S4]/[.$L4]" office:value-type="float" office:value="0" calcext:value-type="float">
            <text:p>0</text:p>
          </table:table-cell>
          <table:table-cell table:formula="of:=[.T4]/[.$L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00002284" calcext:value-type="float">
            <text:p>0.000002284</text:p>
          </table:table-cell>
          <table:table-cell office:value-type="float" office:value="0.000001926" calcext:value-type="float">
            <text:p>0.000001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4]+[.$J$1]" office:value-type="float" office:value="12" calcext:value-type="float">
            <text:p>12</text:p>
          </table:table-cell>
          <table:table-cell table:formula="of:=[.J4]+[.$J$1]" office:value-type="float" office:value="16" calcext:value-type="float">
            <text:p>16</text:p>
          </table:table-cell>
          <table:table-cell/>
          <table:table-cell table:formula="of:=INDIRECT(CONCATENATE([.L$1];[.$I5]))" office:value-type="float" office:value="256" calcext:value-type="float">
            <text:p>256</text:p>
          </table:table-cell>
          <table:table-cell/>
          <table:table-cell table:formula="of:=AVERAGE(INDIRECT(CONCATENATE([.N$1];[.$I5];&quot;:&quot;;[.N$1];[.$J5])))" office:value-type="float" office:value="0.000011951" calcext:value-type="float">
            <text:p>0.000011951</text:p>
          </table:table-cell>
          <table:table-cell table:formula="of:=AVERAGE(INDIRECT(CONCATENATE([.O$1];[.$I5];&quot;:&quot;;[.O$1];[.$J5])))" office:value-type="float" office:value="0.0000129566" calcext:value-type="float">
            <text:p>1.29566E-005</text:p>
          </table:table-cell>
          <table:table-cell/>
          <table:table-cell table:formula="of:=[.N5]/[.O5]" office:value-type="float" office:value="0.922387045984286" calcext:value-type="float">
            <text:p>0.922387046</text:p>
          </table:table-cell>
          <table:table-cell/>
          <table:table-cell table:style-name="ce2" table:formula="of:=AVERAGE(INDIRECT(CONCATENATE([.S$1];[.$I5];&quot;:&quot;;[.S$1];[.$J5])))" office:value-type="float" office:value="0" calcext:value-type="float">
            <text:p>0</text:p>
          </table:table-cell>
          <table:table-cell table:style-name="ce2" table:formula="of:=AVERAGE(INDIRECT(CONCATENATE([.T$1];[.$I5];&quot;:&quot;;[.T$1];[.$J5])))" office:value-type="float" office:value="0" calcext:value-type="float">
            <text:p>0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formula="of:=[.N5]/[.V5]" office:value-type="float" office:value="0.00000000583544921875" calcext:value-type="float">
            <text:p>5.83544921875E-009</text:p>
          </table:table-cell>
          <table:table-cell table:formula="of:=[.O5]/[.W5]" office:value-type="float" office:value="0.0000000168705729166667" calcext:value-type="float">
            <text:p>1.68705729166667E-008</text:p>
          </table:table-cell>
          <table:table-cell/>
          <table:table-cell table:formula="of:=[.S5]/[.$L5]" office:value-type="float" office:value="0" calcext:value-type="float">
            <text:p>0</text:p>
          </table:table-cell>
          <table:table-cell table:formula="of:=[.T5]/[.$L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0000223" calcext:value-type="float">
            <text:p>0.00000223</text:p>
          </table:table-cell>
          <table:table-cell office:value-type="float" office:value="0.00000193" calcext:value-type="float">
            <text:p>0.00000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5]+[.$J$1]" office:value-type="float" office:value="17" calcext:value-type="float">
            <text:p>17</text:p>
          </table:table-cell>
          <table:table-cell table:formula="of:=[.J5]+[.$J$1]" office:value-type="float" office:value="21" calcext:value-type="float">
            <text:p>21</text:p>
          </table:table-cell>
          <table:table-cell/>
          <table:table-cell table:formula="of:=INDIRECT(CONCATENATE([.L$1];[.$I6]))" office:value-type="float" office:value="512" calcext:value-type="float">
            <text:p>512</text:p>
          </table:table-cell>
          <table:table-cell/>
          <table:table-cell table:formula="of:=AVERAGE(INDIRECT(CONCATENATE([.N$1];[.$I6];&quot;:&quot;;[.N$1];[.$J6])))" office:value-type="float" office:value="0.0000352932" calcext:value-type="float">
            <text:p>3.52932E-005</text:p>
          </table:table-cell>
          <table:table-cell table:formula="of:=AVERAGE(INDIRECT(CONCATENATE([.O$1];[.$I6];&quot;:&quot;;[.O$1];[.$J6])))" office:value-type="float" office:value="0.0000285494" calcext:value-type="float">
            <text:p>2.85494E-005</text:p>
          </table:table-cell>
          <table:table-cell/>
          <table:table-cell table:formula="of:=[.N6]/[.O6]" office:value-type="float" office:value="1.23621512185895" calcext:value-type="float">
            <text:p>1.2362151219</text:p>
          </table:table-cell>
          <table:table-cell/>
          <table:table-cell table:style-name="ce2" table:formula="of:=AVERAGE(INDIRECT(CONCATENATE([.S$1];[.$I6];&quot;:&quot;;[.S$1];[.$J6])))" office:value-type="float" office:value="4.2" calcext:value-type="float">
            <text:p>4</text:p>
          </table:table-cell>
          <table:table-cell table:style-name="ce2" table:formula="of:=AVERAGE(INDIRECT(CONCATENATE([.T$1];[.$I6];&quot;:&quot;;[.T$1];[.$J6])))" office:value-type="float" office:value="3.8" calcext:value-type="float">
            <text:p>4</text:p>
          </table:table-cell>
          <table:table-cell/>
          <table:table-cell office:value-type="float" office:value="4608" calcext:value-type="float">
            <text:p>4608</text:p>
          </table:table-cell>
          <table:table-cell table:style-name="ce2" office:value-type="float" office:value="1623.00160073846" calcext:value-type="float">
            <text:p>1623</text:p>
          </table:table-cell>
          <table:table-cell/>
          <table:table-cell table:formula="of:=[.N6]/[.V6]" office:value-type="float" office:value="0.00000000765911458333333" calcext:value-type="float">
            <text:p>7.65911458333333E-009</text:p>
          </table:table-cell>
          <table:table-cell table:formula="of:=[.O6]/[.W6]" office:value-type="float" office:value="0.0000000175904940494268" calcext:value-type="float">
            <text:p>1.75904940494268E-008</text:p>
          </table:table-cell>
          <table:table-cell/>
          <table:table-cell table:formula="of:=[.S6]/[.$L6]" office:value-type="float" office:value="0.008203125" calcext:value-type="float">
            <text:p>0.008203125</text:p>
          </table:table-cell>
          <table:table-cell table:formula="of:=[.T6]/[.$L6]" office:value-type="float" office:value="0.007421875" calcext:value-type="float">
            <text:p>0.0074218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000006882" calcext:value-type="float">
            <text:p>0.000006882</text:p>
          </table:table-cell>
          <table:table-cell office:value-type="float" office:value="0.000003483" calcext:value-type="float">
            <text:p>0.000003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6]+[.$J$1]" office:value-type="float" office:value="22" calcext:value-type="float">
            <text:p>22</text:p>
          </table:table-cell>
          <table:table-cell table:formula="of:=[.J6]+[.$J$1]" office:value-type="float" office:value="26" calcext:value-type="float">
            <text:p>26</text:p>
          </table:table-cell>
          <table:table-cell/>
          <table:table-cell table:formula="of:=INDIRECT(CONCATENATE([.L$1];[.$I7]))" office:value-type="float" office:value="1024" calcext:value-type="float">
            <text:p>1024</text:p>
          </table:table-cell>
          <table:table-cell/>
          <table:table-cell table:formula="of:=AVERAGE(INDIRECT(CONCATENATE([.N$1];[.$I7];&quot;:&quot;;[.N$1];[.$J7])))" office:value-type="float" office:value="0.0000591224" calcext:value-type="float">
            <text:p>5.91224E-005</text:p>
          </table:table-cell>
          <table:table-cell table:formula="of:=AVERAGE(INDIRECT(CONCATENATE([.O$1];[.$I7];&quot;:&quot;;[.O$1];[.$J7])))" office:value-type="float" office:value="0.0000555898" calcext:value-type="float">
            <text:p>5.55898E-005</text:p>
          </table:table-cell>
          <table:table-cell/>
          <table:table-cell table:formula="of:=[.N7]/[.O7]" office:value-type="float" office:value="1.06354762924134" calcext:value-type="float">
            <text:p>1.0635476292</text:p>
          </table:table-cell>
          <table:table-cell/>
          <table:table-cell table:style-name="ce2" table:formula="of:=AVERAGE(INDIRECT(CONCATENATE([.S$1];[.$I7];&quot;:&quot;;[.S$1];[.$J7])))" office:value-type="float" office:value="15.6" calcext:value-type="float">
            <text:p>16</text:p>
          </table:table-cell>
          <table:table-cell table:style-name="ce2" table:formula="of:=AVERAGE(INDIRECT(CONCATENATE([.T$1];[.$I7];&quot;:&quot;;[.T$1];[.$J7])))" office:value-type="float" office:value="3" calcext:value-type="float">
            <text:p>3</text:p>
          </table:table-cell>
          <table:table-cell/>
          <table:table-cell office:value-type="float" office:value="10240" calcext:value-type="float">
            <text:p>10240</text:p>
          </table:table-cell>
          <table:table-cell table:style-name="ce2" office:value-type="float" office:value="3401.65436916466" calcext:value-type="float">
            <text:p>3402</text:p>
          </table:table-cell>
          <table:table-cell/>
          <table:table-cell table:formula="of:=[.N7]/[.V7]" office:value-type="float" office:value="0.000000005773671875" calcext:value-type="float">
            <text:p>5.773671875E-009</text:p>
          </table:table-cell>
          <table:table-cell table:formula="of:=[.O7]/[.W7]" office:value-type="float" office:value="0.0000000163419895048453" calcext:value-type="float">
            <text:p>1.63419895048453E-008</text:p>
          </table:table-cell>
          <table:table-cell/>
          <table:table-cell table:formula="of:=[.S7]/[.$L7]" office:value-type="float" office:value="0.015234375" calcext:value-type="float">
            <text:p>0.015234375</text:p>
          </table:table-cell>
          <table:table-cell table:formula="of:=[.T7]/[.$L7]" office:value-type="float" office:value="0.0029296875" calcext:value-type="float">
            <text:p>0.00292968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000005994" calcext:value-type="float">
            <text:p>0.000005994</text:p>
          </table:table-cell>
          <table:table-cell office:value-type="float" office:value="0.000003469" calcext:value-type="float">
            <text:p>0.000003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7]+[.$J$1]" office:value-type="float" office:value="27" calcext:value-type="float">
            <text:p>27</text:p>
          </table:table-cell>
          <table:table-cell table:formula="of:=[.J7]+[.$J$1]" office:value-type="float" office:value="31" calcext:value-type="float">
            <text:p>31</text:p>
          </table:table-cell>
          <table:table-cell/>
          <table:table-cell table:formula="of:=INDIRECT(CONCATENATE([.L$1];[.$I8]))" office:value-type="float" office:value="2048" calcext:value-type="float">
            <text:p>2048</text:p>
          </table:table-cell>
          <table:table-cell/>
          <table:table-cell table:formula="of:=AVERAGE(INDIRECT(CONCATENATE([.N$1];[.$I8];&quot;:&quot;;[.N$1];[.$J8])))" office:value-type="float" office:value="0.0001116962" calcext:value-type="float">
            <text:p>0.0001116962</text:p>
          </table:table-cell>
          <table:table-cell table:formula="of:=AVERAGE(INDIRECT(CONCATENATE([.O$1];[.$I8];&quot;:&quot;;[.O$1];[.$J8])))" office:value-type="float" office:value="0.0000907036" calcext:value-type="float">
            <text:p>9.07036E-005</text:p>
          </table:table-cell>
          <table:table-cell/>
          <table:table-cell table:formula="of:=[.N8]/[.O8]" office:value-type="float" office:value="1.23144175093381" calcext:value-type="float">
            <text:p>1.2314417509</text:p>
          </table:table-cell>
          <table:table-cell/>
          <table:table-cell table:style-name="ce2" table:formula="of:=AVERAGE(INDIRECT(CONCATENATE([.S$1];[.$I8];&quot;:&quot;;[.S$1];[.$J8])))" office:value-type="float" office:value="36" calcext:value-type="float">
            <text:p>36</text:p>
          </table:table-cell>
          <table:table-cell table:style-name="ce2" table:formula="of:=AVERAGE(INDIRECT(CONCATENATE([.T$1];[.$I8];&quot;:&quot;;[.T$1];[.$J8])))" office:value-type="float" office:value="1.4" calcext:value-type="float">
            <text:p>1</text:p>
          </table:table-cell>
          <table:table-cell/>
          <table:table-cell office:value-type="float" office:value="22528" calcext:value-type="float">
            <text:p>22528</text:p>
          </table:table-cell>
          <table:table-cell table:style-name="ce2" office:value-type="float" office:value="7084.91595496919" calcext:value-type="float">
            <text:p>7085</text:p>
          </table:table-cell>
          <table:table-cell/>
          <table:table-cell table:formula="of:=[.N8]/[.V8]" office:value-type="float" office:value="0.00000000495810546875" calcext:value-type="float">
            <text:p>0.000000005</text:p>
          </table:table-cell>
          <table:table-cell table:formula="of:=[.O8]/[.W8]" office:value-type="float" office:value="0.0000000128023537013707" calcext:value-type="float">
            <text:p>1.28023537013707E-008</text:p>
          </table:table-cell>
          <table:table-cell/>
          <table:table-cell table:formula="of:=[.S8]/[.$L8]" office:value-type="float" office:value="0.017578125" calcext:value-type="float">
            <text:p>0.017578125</text:p>
          </table:table-cell>
          <table:table-cell table:formula="of:=[.T8]/[.$L8]" office:value-type="float" office:value="0.00068359375" calcext:value-type="float">
            <text:p>0.000683593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000005319" calcext:value-type="float">
            <text:p>0.000005319</text:p>
          </table:table-cell>
          <table:table-cell office:value-type="float" office:value="0.000003459" calcext:value-type="float">
            <text:p>0.000003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8]+[.$J$1]" office:value-type="float" office:value="32" calcext:value-type="float">
            <text:p>32</text:p>
          </table:table-cell>
          <table:table-cell table:formula="of:=[.J8]+[.$J$1]" office:value-type="float" office:value="36" calcext:value-type="float">
            <text:p>36</text:p>
          </table:table-cell>
          <table:table-cell/>
          <table:table-cell table:formula="of:=INDIRECT(CONCATENATE([.L$1];[.$I9]))" office:value-type="float" office:value="4096" calcext:value-type="float">
            <text:p>4096</text:p>
          </table:table-cell>
          <table:table-cell/>
          <table:table-cell table:formula="of:=AVERAGE(INDIRECT(CONCATENATE([.N$1];[.$I9];&quot;:&quot;;[.N$1];[.$J9])))" office:value-type="float" office:value="0.0000987766" calcext:value-type="float">
            <text:p>9.87766E-005</text:p>
          </table:table-cell>
          <table:table-cell table:formula="of:=AVERAGE(INDIRECT(CONCATENATE([.O$1];[.$I9];&quot;:&quot;;[.O$1];[.$J9])))" office:value-type="float" office:value="0.0000750746" calcext:value-type="float">
            <text:p>7.50746E-005</text:p>
          </table:table-cell>
          <table:table-cell/>
          <table:table-cell table:formula="of:=[.N9]/[.O9]" office:value-type="float" office:value="1.31571263782957" calcext:value-type="float">
            <text:p>1.3157126378</text:p>
          </table:table-cell>
          <table:table-cell/>
          <table:table-cell table:style-name="ce2" table:formula="of:=AVERAGE(INDIRECT(CONCATENATE([.S$1];[.$I9];&quot;:&quot;;[.S$1];[.$J9])))" office:value-type="float" office:value="8.8" calcext:value-type="float">
            <text:p>9</text:p>
          </table:table-cell>
          <table:table-cell table:style-name="ce2" table:formula="of:=AVERAGE(INDIRECT(CONCATENATE([.T$1];[.$I9];&quot;:&quot;;[.T$1];[.$J9])))" office:value-type="float" office:value="0" calcext:value-type="float">
            <text:p>0</text:p>
          </table:table-cell>
          <table:table-cell/>
          <table:table-cell office:value-type="float" office:value="49152" calcext:value-type="float">
            <text:p>49152</text:p>
          </table:table-cell>
          <table:table-cell table:style-name="ce2" office:value-type="float" office:value="14684.0064029539" calcext:value-type="float">
            <text:p>14684</text:p>
          </table:table-cell>
          <table:table-cell/>
          <table:table-cell table:formula="of:=[.N9]/[.V9]" office:value-type="float" office:value="0.00000000200961507161458" calcext:value-type="float">
            <text:p>0.000000002</text:p>
          </table:table-cell>
          <table:table-cell table:formula="of:=[.O9]/[.W9]" office:value-type="float" office:value="0.00000000511267823915533" calcext:value-type="float">
            <text:p>5.11267823915533E-009</text:p>
          </table:table-cell>
          <table:table-cell/>
          <table:table-cell table:formula="of:=[.S9]/[.$L9]" office:value-type="float" office:value="0.0021484375" calcext:value-type="float">
            <text:p>0.0021484375</text:p>
          </table:table-cell>
          <table:table-cell table:formula="of:=[.T9]/[.$L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000005132" calcext:value-type="float">
            <text:p>0.000005132</text:p>
          </table:table-cell>
          <table:table-cell office:value-type="float" office:value="0.000003446" calcext:value-type="float">
            <text:p>0.000003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9]+[.$J$1]" office:value-type="float" office:value="37" calcext:value-type="float">
            <text:p>37</text:p>
          </table:table-cell>
          <table:table-cell table:formula="of:=[.J9]+[.$J$1]" office:value-type="float" office:value="41" calcext:value-type="float">
            <text:p>41</text:p>
          </table:table-cell>
          <table:table-cell/>
          <table:table-cell table:formula="of:=INDIRECT(CONCATENATE([.L$1];[.$I10]))" office:value-type="float" office:value="8192" calcext:value-type="float">
            <text:p>8192</text:p>
          </table:table-cell>
          <table:table-cell/>
          <table:table-cell table:formula="of:=AVERAGE(INDIRECT(CONCATENATE([.N$1];[.$I10];&quot;:&quot;;[.N$1];[.$J10])))" office:value-type="float" office:value="0.0002468816" calcext:value-type="float">
            <text:p>0.0002468816</text:p>
          </table:table-cell>
          <table:table-cell table:formula="of:=AVERAGE(INDIRECT(CONCATENATE([.O$1];[.$I10];&quot;:&quot;;[.O$1];[.$J10])))" office:value-type="float" office:value="0.0001586016" calcext:value-type="float">
            <text:p>0.0001586016</text:p>
          </table:table-cell>
          <table:table-cell/>
          <table:table-cell table:formula="of:=[.N10]/[.O10]" office:value-type="float" office:value="1.55661481346973" calcext:value-type="float">
            <text:p>1.5566148135</text:p>
          </table:table-cell>
          <table:table-cell/>
          <table:table-cell table:style-name="ce2" table:formula="of:=AVERAGE(INDIRECT(CONCATENATE([.S$1];[.$I10];&quot;:&quot;;[.S$1];[.$J10])))" office:value-type="float" office:value="143.4" calcext:value-type="float">
            <text:p>143</text:p>
          </table:table-cell>
          <table:table-cell table:style-name="ce2" table:formula="of:=AVERAGE(INDIRECT(CONCATENATE([.T$1];[.$I10];&quot;:&quot;;[.T$1];[.$J10])))" office:value-type="float" office:value="2.4" calcext:value-type="float">
            <text:p>2</text:p>
          </table:table-cell>
          <table:table-cell/>
          <table:table-cell office:value-type="float" office:value="106496" calcext:value-type="float">
            <text:p>106496</text:p>
          </table:table-cell>
          <table:table-cell table:style-name="ce2" office:value-type="float" office:value="30314.0021710118" calcext:value-type="float">
            <text:p>30314</text:p>
          </table:table-cell>
          <table:table-cell/>
          <table:table-cell table:formula="of:=[.N10]/[.V10]" office:value-type="float" office:value="0.00000000231822415865385" calcext:value-type="float">
            <text:p>2.31822415865385E-009</text:p>
          </table:table-cell>
          <table:table-cell table:formula="of:=[.O10]/[.W10]" office:value-type="float" office:value="0.00000000523195845620362" calcext:value-type="float">
            <text:p>5.23195845620362E-009</text:p>
          </table:table-cell>
          <table:table-cell/>
          <table:table-cell table:formula="of:=[.S10]/[.$L10]" office:value-type="float" office:value="0.0175048828125" calcext:value-type="float">
            <text:p>0.0175048828</text:p>
          </table:table-cell>
          <table:table-cell table:formula="of:=[.T10]/[.$L10]" office:value-type="float" office:value="0.00029296875" calcext:value-type="float">
            <text:p>0.000292968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000005089" calcext:value-type="float">
            <text:p>0.000005089</text:p>
          </table:table-cell>
          <table:table-cell office:value-type="float" office:value="0.000003476" calcext:value-type="float">
            <text:p>0.000003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10]+[.$J$1]" office:value-type="float" office:value="42" calcext:value-type="float">
            <text:p>42</text:p>
          </table:table-cell>
          <table:table-cell table:formula="of:=[.J10]+[.$J$1]" office:value-type="float" office:value="46" calcext:value-type="float">
            <text:p>46</text:p>
          </table:table-cell>
          <table:table-cell table:formula="of:=2^14" office:value-type="float" office:value="16384" calcext:value-type="float">
            <text:p>16384</text:p>
          </table:table-cell>
          <table:table-cell table:formula="of:=INDIRECT(CONCATENATE([.L$1];[.$I11]))" office:value-type="float" office:value="16384" calcext:value-type="float">
            <text:p>16384</text:p>
          </table:table-cell>
          <table:table-cell/>
          <table:table-cell table:formula="of:=AVERAGE(INDIRECT(CONCATENATE([.N$1];[.$I11];&quot;:&quot;;[.N$1];[.$J11])))" office:value-type="float" office:value="0.0005984684" calcext:value-type="float">
            <text:p>0.0005984684</text:p>
          </table:table-cell>
          <table:table-cell table:formula="of:=AVERAGE(INDIRECT(CONCATENATE([.O$1];[.$I11];&quot;:&quot;;[.O$1];[.$J11])))" office:value-type="float" office:value="0.0003022452" calcext:value-type="float">
            <text:p>0.0003022452</text:p>
          </table:table-cell>
          <table:table-cell/>
          <table:table-cell table:formula="of:=[.N11]/[.O11]" office:value-type="float" office:value="1.98007577953264" calcext:value-type="float">
            <text:p>1.9800757795</text:p>
          </table:table-cell>
          <table:table-cell/>
          <table:table-cell table:style-name="ce2" table:formula="of:=AVERAGE(INDIRECT(CONCATENATE([.S$1];[.$I11];&quot;:&quot;;[.S$1];[.$J11])))" office:value-type="float" office:value="310" calcext:value-type="float">
            <text:p>310</text:p>
          </table:table-cell>
          <table:table-cell table:style-name="ce2" table:formula="of:=AVERAGE(INDIRECT(CONCATENATE([.T$1];[.$I11];&quot;:&quot;;[.T$1];[.$J11])))" office:value-type="float" office:value="44.4" calcext:value-type="float">
            <text:p>44</text:p>
          </table:table-cell>
          <table:table-cell/>
          <table:table-cell office:value-type="float" office:value="229376" calcext:value-type="float">
            <text:p>229376</text:p>
          </table:table-cell>
          <table:table-cell table:style-name="ce2" office:value-type="float" office:value="62379.7030429918" calcext:value-type="float">
            <text:p>62380</text:p>
          </table:table-cell>
          <table:table-cell/>
          <table:table-cell table:formula="of:=[.N11]/[.V11]" office:value-type="float" office:value="0.00000000260911516462054" calcext:value-type="float">
            <text:p>2.60911516462054E-009</text:p>
          </table:table-cell>
          <table:table-cell table:formula="of:=[.O11]/[.W11]" office:value-type="float" office:value="0.00000000484524909956198" calcext:value-type="float">
            <text:p>4.84524909956198E-009</text:p>
          </table:table-cell>
          <table:table-cell/>
          <table:table-cell table:formula="of:=[.S11]/[.$L11]" office:value-type="float" office:value="0.0189208984375" calcext:value-type="float">
            <text:p>0.0189208984</text:p>
          </table:table-cell>
          <table:table-cell table:formula="of:=[.T11]/[.$L11]" office:value-type="float" office:value="0.0027099609375" calcext:value-type="float">
            <text:p>0.0027099609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000013407" calcext:value-type="float">
            <text:p>0.000013407</text:p>
          </table:table-cell>
          <table:table-cell office:value-type="float" office:value="0.000013429" calcext:value-type="float">
            <text:p>0.000013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11]+[.$J$1]" office:value-type="float" office:value="47" calcext:value-type="float">
            <text:p>47</text:p>
          </table:table-cell>
          <table:table-cell table:formula="of:=[.J11]+[.$J$1]" office:value-type="float" office:value="51" calcext:value-type="float">
            <text:p>51</text:p>
          </table:table-cell>
          <table:table-cell/>
          <table:table-cell table:formula="of:=INDIRECT(CONCATENATE([.L$1];[.$I12]))" office:value-type="float" office:value="32768" calcext:value-type="float">
            <text:p>32768</text:p>
          </table:table-cell>
          <table:table-cell/>
          <table:table-cell table:formula="of:=AVERAGE(INDIRECT(CONCATENATE([.N$1];[.$I12];&quot;:&quot;;[.N$1];[.$J12])))" office:value-type="float" office:value="0.001668526" calcext:value-type="float">
            <text:p>0.001668526</text:p>
          </table:table-cell>
          <table:table-cell table:formula="of:=AVERAGE(INDIRECT(CONCATENATE([.O$1];[.$I12];&quot;:&quot;;[.O$1];[.$J12])))" office:value-type="float" office:value="0.0006048148" calcext:value-type="float">
            <text:p>0.0006048148</text:p>
          </table:table-cell>
          <table:table-cell/>
          <table:table-cell table:formula="of:=[.N12]/[.O12]" office:value-type="float" office:value="2.75873870811362" calcext:value-type="float">
            <text:p>2.7587387081</text:p>
          </table:table-cell>
          <table:table-cell/>
          <table:table-cell table:style-name="ce2" table:formula="of:=AVERAGE(INDIRECT(CONCATENATE([.S$1];[.$I12];&quot;:&quot;;[.S$1];[.$J12])))" office:value-type="float" office:value="508.6" calcext:value-type="float">
            <text:p>509</text:p>
          </table:table-cell>
          <table:table-cell table:style-name="ce2" table:formula="of:=AVERAGE(INDIRECT(CONCATENATE([.T$1];[.$I12];&quot;:&quot;;[.T$1];[.$J12])))" office:value-type="float" office:value="26.4" calcext:value-type="float">
            <text:p>26</text:p>
          </table:table-cell>
          <table:table-cell/>
          <table:table-cell office:value-type="float" office:value="491520" calcext:value-type="float">
            <text:p>491520</text:p>
          </table:table-cell>
          <table:table-cell table:style-name="ce2" office:value-type="float" office:value="128020.9910369" calcext:value-type="float">
            <text:p>128021</text:p>
          </table:table-cell>
          <table:table-cell/>
          <table:table-cell table:formula="of:=[.N12]/[.V12]" office:value-type="float" office:value="0.00000000339462483723958" calcext:value-type="float">
            <text:p>3.39462483723958E-009</text:p>
          </table:table-cell>
          <table:table-cell table:formula="of:=[.O12]/[.W12]" office:value-type="float" office:value="0.00000000472434086864452" calcext:value-type="float">
            <text:p>4.72434086864452E-009</text:p>
          </table:table-cell>
          <table:table-cell/>
          <table:table-cell table:formula="of:=[.S12]/[.$L12]" office:value-type="float" office:value="0.015521240234375" calcext:value-type="float">
            <text:p>0.0155212402</text:p>
          </table:table-cell>
          <table:table-cell table:formula="of:=[.T12]/[.$L12]" office:value-type="float" office:value="0.0008056640625" calcext:value-type="float">
            <text:p>0.000805664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000011955" calcext:value-type="float">
            <text:p>0.000011955</text:p>
          </table:table-cell>
          <table:table-cell office:value-type="float" office:value="0.000012823" calcext:value-type="float">
            <text:p>0.000012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12]+[.$J$1]" office:value-type="float" office:value="52" calcext:value-type="float">
            <text:p>52</text:p>
          </table:table-cell>
          <table:table-cell table:formula="of:=[.J12]+[.$J$1]" office:value-type="float" office:value="56" calcext:value-type="float">
            <text:p>56</text:p>
          </table:table-cell>
          <table:table-cell/>
          <table:table-cell table:formula="of:=INDIRECT(CONCATENATE([.L$1];[.$I13]))" office:value-type="float" office:value="65536" calcext:value-type="float">
            <text:p>65536</text:p>
          </table:table-cell>
          <table:table-cell/>
          <table:table-cell table:formula="of:=AVERAGE(INDIRECT(CONCATENATE([.N$1];[.$I13];&quot;:&quot;;[.N$1];[.$J13])))" office:value-type="float" office:value="0.00469922" calcext:value-type="float">
            <text:p>0.00469922</text:p>
          </table:table-cell>
          <table:table-cell table:formula="of:=AVERAGE(INDIRECT(CONCATENATE([.O$1];[.$I13];&quot;:&quot;;[.O$1];[.$J13])))" office:value-type="float" office:value="0.002072334" calcext:value-type="float">
            <text:p>0.002072334</text:p>
          </table:table-cell>
          <table:table-cell/>
          <table:table-cell table:formula="of:=[.N13]/[.O13]" office:value-type="float" office:value="2.26759779070362" calcext:value-type="float">
            <text:p>2.2675977907</text:p>
          </table:table-cell>
          <table:table-cell/>
          <table:table-cell table:style-name="ce2" table:formula="of:=AVERAGE(INDIRECT(CONCATENATE([.S$1];[.$I13];&quot;:&quot;;[.S$1];[.$J13])))" office:value-type="float" office:value="6021.2" calcext:value-type="float">
            <text:p>6021</text:p>
          </table:table-cell>
          <table:table-cell table:style-name="ce2" table:formula="of:=AVERAGE(INDIRECT(CONCATENATE([.T$1];[.$I13];&quot;:&quot;;[.T$1];[.$J13])))" office:value-type="float" office:value="1589.8" calcext:value-type="float">
            <text:p>1590</text:p>
          </table:table-cell>
          <table:table-cell/>
          <table:table-cell office:value-type="float" office:value="1048576" calcext:value-type="float">
            <text:p>1048576</text:p>
          </table:table-cell>
          <table:table-cell table:style-name="ce2" office:value-type="float" office:value="262144" calcext:value-type="float">
            <text:p>262144</text:p>
          </table:table-cell>
          <table:table-cell/>
          <table:table-cell table:formula="of:=[.N13]/[.V13]" office:value-type="float" office:value="0.00000000448152542114258" calcext:value-type="float">
            <text:p>4.48152542114258E-009</text:p>
          </table:table-cell>
          <table:table-cell table:formula="of:=[.O13]/[.W13]" office:value-type="float" office:value="0.00000000790532684326172" calcext:value-type="float">
            <text:p>7.90532684326172E-009</text:p>
          </table:table-cell>
          <table:table-cell/>
          <table:table-cell table:formula="of:=[.S13]/[.$L13]" office:value-type="float" office:value="0.091876220703125" calcext:value-type="float">
            <text:p>0.0918762207</text:p>
          </table:table-cell>
          <table:table-cell table:formula="of:=[.T13]/[.$L13]" office:value-type="float" office:value="0.0242584228515625" calcext:value-type="float">
            <text:p>0.0242584229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00001152" calcext:value-type="float">
            <text:p>0.00001152</text:p>
          </table:table-cell>
          <table:table-cell office:value-type="float" office:value="0.000012816" calcext:value-type="float">
            <text:p>0.000012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13]+[.$J$1]" office:value-type="float" office:value="57" calcext:value-type="float">
            <text:p>57</text:p>
          </table:table-cell>
          <table:table-cell table:formula="of:=[.J13]+[.$J$1]" office:value-type="float" office:value="61" calcext:value-type="float">
            <text:p>61</text:p>
          </table:table-cell>
          <table:table-cell/>
          <table:table-cell table:formula="of:=INDIRECT(CONCATENATE([.L$1];[.$I14]))" office:value-type="float" office:value="131072" calcext:value-type="float">
            <text:p>131072</text:p>
          </table:table-cell>
          <table:table-cell/>
          <table:table-cell table:formula="of:=AVERAGE(INDIRECT(CONCATENATE([.N$1];[.$I14];&quot;:&quot;;[.N$1];[.$J14])))" office:value-type="float" office:value="0.01150976" calcext:value-type="float">
            <text:p>0.01150976</text:p>
          </table:table-cell>
          <table:table-cell table:formula="of:=AVERAGE(INDIRECT(CONCATENATE([.O$1];[.$I14];&quot;:&quot;;[.O$1];[.$J14])))" office:value-type="float" office:value="0.004156464" calcext:value-type="float">
            <text:p>0.004156464</text:p>
          </table:table-cell>
          <table:table-cell/>
          <table:table-cell table:formula="of:=[.N14]/[.O14]" office:value-type="float" office:value="2.76912298530674" calcext:value-type="float">
            <text:p>2.7691229853</text:p>
          </table:table-cell>
          <table:table-cell/>
          <table:table-cell table:style-name="ce2" table:formula="of:=AVERAGE(INDIRECT(CONCATENATE([.S$1];[.$I14];&quot;:&quot;;[.S$1];[.$J14])))" office:value-type="float" office:value="22648.8" calcext:value-type="float">
            <text:p>22649</text:p>
          </table:table-cell>
          <table:table-cell table:style-name="ce2" table:formula="of:=AVERAGE(INDIRECT(CONCATENATE([.T$1];[.$I14];&quot;:&quot;;[.T$1];[.$J14])))" office:value-type="float" office:value="4804.6" calcext:value-type="float">
            <text:p>4805</text:p>
          </table:table-cell>
          <table:table-cell/>
          <table:table-cell office:value-type="float" office:value="2228224" calcext:value-type="float">
            <text:p>2228224</text:p>
          </table:table-cell>
          <table:table-cell table:style-name="ce2" office:value-type="float" office:value="535751.929528364" calcext:value-type="float">
            <text:p>535752</text:p>
          </table:table-cell>
          <table:table-cell/>
          <table:table-cell table:formula="of:=[.N14]/[.V14]" office:value-type="float" office:value="0.00000000516544117647059" calcext:value-type="float">
            <text:p>5.16544117647059E-009</text:p>
          </table:table-cell>
          <table:table-cell table:formula="of:=[.O14]/[.W14]" office:value-type="float" office:value="0.00000000775818764415658" calcext:value-type="float">
            <text:p>7.75818764415658E-009</text:p>
          </table:table-cell>
          <table:table-cell/>
          <table:table-cell table:formula="of:=[.S14]/[.$L14]" office:value-type="float" office:value="0.172796630859375" calcext:value-type="float">
            <text:p>0.1727966309</text:p>
          </table:table-cell>
          <table:table-cell table:formula="of:=[.T14]/[.$L14]" office:value-type="float" office:value="0.0366561889648437" calcext:value-type="float">
            <text:p>0.036656189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000012034" calcext:value-type="float">
            <text:p>0.000012034</text:p>
          </table:table-cell>
          <table:table-cell office:value-type="float" office:value="0.000012903" calcext:value-type="float">
            <text:p>0.000012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14]+[.$J$1]" office:value-type="float" office:value="62" calcext:value-type="float">
            <text:p>62</text:p>
          </table:table-cell>
          <table:table-cell table:formula="of:=[.J14]+[.$J$1]" office:value-type="float" office:value="66" calcext:value-type="float">
            <text:p>66</text:p>
          </table:table-cell>
          <table:table-cell/>
          <table:table-cell table:formula="of:=INDIRECT(CONCATENATE([.L$1];[.$I15]))" office:value-type="float" office:value="262144" calcext:value-type="float">
            <text:p>262144</text:p>
          </table:table-cell>
          <table:table-cell/>
          <table:table-cell table:formula="of:=AVERAGE(INDIRECT(CONCATENATE([.N$1];[.$I15];&quot;:&quot;;[.N$1];[.$J15])))" office:value-type="float" office:value="0.02763308" calcext:value-type="float">
            <text:p>0.02763308</text:p>
          </table:table-cell>
          <table:table-cell table:formula="of:=AVERAGE(INDIRECT(CONCATENATE([.O$1];[.$I15];&quot;:&quot;;[.O$1];[.$J15])))" office:value-type="float" office:value="0.00833416" calcext:value-type="float">
            <text:p>0.00833416</text:p>
          </table:table-cell>
          <table:table-cell/>
          <table:table-cell table:formula="of:=[.N15]/[.O15]" office:value-type="float" office:value="3.31564068844371" calcext:value-type="float">
            <text:p>3.3156406884</text:p>
          </table:table-cell>
          <table:table-cell/>
          <table:table-cell table:style-name="ce2" table:formula="of:=AVERAGE(INDIRECT(CONCATENATE([.S$1];[.$I15];&quot;:&quot;;[.S$1];[.$J15])))" office:value-type="float" office:value="50038.6" calcext:value-type="float">
            <text:p>50039</text:p>
          </table:table-cell>
          <table:table-cell table:style-name="ce2" table:formula="of:=AVERAGE(INDIRECT(CONCATENATE([.T$1];[.$I15];&quot;:&quot;;[.T$1];[.$J15])))" office:value-type="float" office:value="9265.6" calcext:value-type="float">
            <text:p>9266</text:p>
          </table:table-cell>
          <table:table-cell/>
          <table:table-cell office:value-type="float" office:value="4718592" calcext:value-type="float">
            <text:p>4718592</text:p>
          </table:table-cell>
          <table:table-cell table:style-name="ce2" office:value-type="float" office:value="1093120.81957809" calcext:value-type="float">
            <text:p>1093121</text:p>
          </table:table-cell>
          <table:table-cell/>
          <table:table-cell table:formula="of:=[.N15]/[.V15]" office:value-type="float" office:value="0.00000000585621303982205" calcext:value-type="float">
            <text:p>5.85621303982205E-009</text:p>
          </table:table-cell>
          <table:table-cell table:formula="of:=[.O15]/[.W15]" office:value-type="float" office:value="0.000000007624189248556" calcext:value-type="float">
            <text:p>7.624189248556E-009</text:p>
          </table:table-cell>
          <table:table-cell/>
          <table:table-cell table:formula="of:=[.S15]/[.$L15]" office:value-type="float" office:value="0.190882110595703" calcext:value-type="float">
            <text:p>0.1908821106</text:p>
          </table:table-cell>
          <table:table-cell table:formula="of:=[.T15]/[.$L15]" office:value-type="float" office:value="0.035345458984375" calcext:value-type="float">
            <text:p>0.035345459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000010839" calcext:value-type="float">
            <text:p>0.000010839</text:p>
          </table:table-cell>
          <table:table-cell office:value-type="float" office:value="0.000012812" calcext:value-type="float">
            <text:p>0.000012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15]+[.$J$1]" office:value-type="float" office:value="67" calcext:value-type="float">
            <text:p>67</text:p>
          </table:table-cell>
          <table:table-cell table:formula="of:=[.J15]+[.$J$1]" office:value-type="float" office:value="71" calcext:value-type="float">
            <text:p>71</text:p>
          </table:table-cell>
          <table:table-cell/>
          <table:table-cell table:formula="of:=INDIRECT(CONCATENATE([.L$1];[.$I16]))" office:value-type="float" office:value="524288" calcext:value-type="float">
            <text:p>524288</text:p>
          </table:table-cell>
          <table:table-cell/>
          <table:table-cell table:formula="of:=AVERAGE(INDIRECT(CONCATENATE([.N$1];[.$I16];&quot;:&quot;;[.N$1];[.$J16])))" office:value-type="float" office:value="0.06266844" calcext:value-type="float">
            <text:p>0.06266844</text:p>
          </table:table-cell>
          <table:table-cell table:formula="of:=AVERAGE(INDIRECT(CONCATENATE([.O$1];[.$I16];&quot;:&quot;;[.O$1];[.$J16])))" office:value-type="float" office:value="0.01665908" calcext:value-type="float">
            <text:p>0.01665908</text:p>
          </table:table-cell>
          <table:table-cell/>
          <table:table-cell table:formula="of:=[.N16]/[.O16]" office:value-type="float" office:value="3.76181877990861" calcext:value-type="float">
            <text:p>3.7618187799</text:p>
          </table:table-cell>
          <table:table-cell/>
          <table:table-cell table:style-name="ce2" table:formula="of:=AVERAGE(INDIRECT(CONCATENATE([.S$1];[.$I16];&quot;:&quot;;[.S$1];[.$J16])))" office:value-type="float" office:value="92214.6" calcext:value-type="float">
            <text:p>92215</text:p>
          </table:table-cell>
          <table:table-cell table:style-name="ce2" table:formula="of:=AVERAGE(INDIRECT(CONCATENATE([.T$1];[.$I16];&quot;:&quot;;[.T$1];[.$J16])))" office:value-type="float" office:value="17963.2" calcext:value-type="float">
            <text:p>17963</text:p>
          </table:table-cell>
          <table:table-cell/>
          <table:table-cell office:value-type="float" office:value="9961472" calcext:value-type="float">
            <text:p>9961472</text:p>
          </table:table-cell>
          <table:table-cell table:style-name="ce2" office:value-type="float" office:value="2227137.42016831" calcext:value-type="float">
            <text:p>2227137</text:p>
          </table:table-cell>
          <table:table-cell/>
          <table:table-cell table:formula="of:=[.N16]/[.V16]" office:value-type="float" office:value="0.00000000629108228181538" calcext:value-type="float">
            <text:p>6.29108228181538E-009</text:p>
          </table:table-cell>
          <table:table-cell table:formula="of:=[.O16]/[.W16]" office:value-type="float" office:value="0.00000000748004135224895" calcext:value-type="float">
            <text:p>7.48004135224895E-009</text:p>
          </table:table-cell>
          <table:table-cell/>
          <table:table-cell table:formula="of:=[.S16]/[.$L16]" office:value-type="float" office:value="0.175885391235352" calcext:value-type="float">
            <text:p>0.1758853912</text:p>
          </table:table-cell>
          <table:table-cell table:formula="of:=[.T16]/[.$L16]" office:value-type="float" office:value="0.0342620849609375" calcext:value-type="float">
            <text:p>0.034262085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000044418" calcext:value-type="float">
            <text:p>0.000044418</text:p>
          </table:table-cell>
          <table:table-cell office:value-type="float" office:value="0.000025318" calcext:value-type="float">
            <text:p>0.000025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16]+[.$J$1]" office:value-type="float" office:value="72" calcext:value-type="float">
            <text:p>72</text:p>
          </table:table-cell>
          <table:table-cell table:formula="of:=[.J16]+[.$J$1]" office:value-type="float" office:value="76" calcext:value-type="float">
            <text:p>76</text:p>
          </table:table-cell>
          <table:table-cell/>
          <table:table-cell table:formula="of:=INDIRECT(CONCATENATE([.L$1];[.$I17]))" office:value-type="float" office:value="1048576" calcext:value-type="float">
            <text:p>1048576</text:p>
          </table:table-cell>
          <table:table-cell/>
          <table:table-cell table:formula="of:=AVERAGE(INDIRECT(CONCATENATE([.N$1];[.$I17];&quot;:&quot;;[.N$1];[.$J17])))" office:value-type="float" office:value="0.1503776" calcext:value-type="float">
            <text:p>0.1503776</text:p>
          </table:table-cell>
          <table:table-cell table:formula="of:=AVERAGE(INDIRECT(CONCATENATE([.O$1];[.$I17];&quot;:&quot;;[.O$1];[.$J17])))" office:value-type="float" office:value="0.03334408" calcext:value-type="float">
            <text:p>0.03334408</text:p>
          </table:table-cell>
          <table:table-cell/>
          <table:table-cell table:formula="of:=[.N17]/[.O17]" office:value-type="float" office:value="4.50987401661704" calcext:value-type="float">
            <text:p>4.5098740166</text:p>
          </table:table-cell>
          <table:table-cell/>
          <table:table-cell table:style-name="ce2" table:formula="of:=AVERAGE(INDIRECT(CONCATENATE([.S$1];[.$I17];&quot;:&quot;;[.S$1];[.$J17])))" office:value-type="float" office:value="185278" calcext:value-type="float">
            <text:p>185278</text:p>
          </table:table-cell>
          <table:table-cell table:style-name="ce2" table:formula="of:=AVERAGE(INDIRECT(CONCATENATE([.T$1];[.$I17];&quot;:&quot;;[.T$1];[.$J17])))" office:value-type="float" office:value="22044" calcext:value-type="float">
            <text:p>22044</text:p>
          </table:table-cell>
          <table:table-cell/>
          <table:table-cell office:value-type="float" office:value="20971520" calcext:value-type="float">
            <text:p>20971520</text:p>
          </table:table-cell>
          <table:table-cell table:style-name="ce2" office:value-type="float" office:value="4531870.07402461" calcext:value-type="float">
            <text:p>4531870</text:p>
          </table:table-cell>
          <table:table-cell/>
          <table:table-cell table:formula="of:=[.N17]/[.V17]" office:value-type="float" office:value="0.00000000717056274414063" calcext:value-type="float">
            <text:p>7.17056274414063E-009</text:p>
          </table:table-cell>
          <table:table-cell table:formula="of:=[.O17]/[.W17]" office:value-type="float" office:value="0.00000000735768666253668" calcext:value-type="float">
            <text:p>7.35768666253668E-009</text:p>
          </table:table-cell>
          <table:table-cell/>
          <table:table-cell table:formula="of:=[.S17]/[.$L17]" office:value-type="float" office:value="0.176694869995117" calcext:value-type="float">
            <text:p>0.17669487</text:p>
          </table:table-cell>
          <table:table-cell table:formula="of:=[.T17]/[.$L17]" office:value-type="float" office:value="0.0210227966308594" calcext:value-type="float">
            <text:p>0.0210227966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000026667" calcext:value-type="float">
            <text:p>0.000026667</text:p>
          </table:table-cell>
          <table:table-cell office:value-type="float" office:value="0.000025428" calcext:value-type="float">
            <text:p>0.00002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17]+[.$J$1]" office:value-type="float" office:value="77" calcext:value-type="float">
            <text:p>77</text:p>
          </table:table-cell>
          <table:table-cell table:formula="of:=[.J17]+[.$J$1]" office:value-type="float" office:value="81" calcext:value-type="float">
            <text:p>81</text:p>
          </table:table-cell>
          <table:table-cell/>
          <table:table-cell table:formula="of:=INDIRECT(CONCATENATE([.L$1];[.$I18]))" office:value-type="float" office:value="2097152" calcext:value-type="float">
            <text:p>2097152</text:p>
          </table:table-cell>
          <table:table-cell/>
          <table:table-cell table:formula="of:=AVERAGE(INDIRECT(CONCATENATE([.N$1];[.$I18];&quot;:&quot;;[.N$1];[.$J18])))" office:value-type="float" office:value="0.3655402" calcext:value-type="float">
            <text:p>0.3655402</text:p>
          </table:table-cell>
          <table:table-cell table:formula="of:=AVERAGE(INDIRECT(CONCATENATE([.O$1];[.$I18];&quot;:&quot;;[.O$1];[.$J18])))" office:value-type="float" office:value="0.0670884" calcext:value-type="float">
            <text:p>0.0670884</text:p>
          </table:table-cell>
          <table:table-cell/>
          <table:table-cell table:formula="of:=[.N18]/[.O18]" office:value-type="float" office:value="5.44863493539867" calcext:value-type="float">
            <text:p>5.4486349354</text:p>
          </table:table-cell>
          <table:table-cell/>
          <table:table-cell table:style-name="ce2" table:formula="of:=AVERAGE(INDIRECT(CONCATENATE([.S$1];[.$I18];&quot;:&quot;;[.S$1];[.$J18])))" office:value-type="float" office:value="575267.2" calcext:value-type="float">
            <text:p>575267</text:p>
          </table:table-cell>
          <table:table-cell table:style-name="ce2" table:formula="of:=AVERAGE(INDIRECT(CONCATENATE([.T$1];[.$I18];&quot;:&quot;;[.T$1];[.$J18])))" office:value-type="float" office:value="45009.8" calcext:value-type="float">
            <text:p>45010</text:p>
          </table:table-cell>
          <table:table-cell/>
          <table:table-cell office:value-type="float" office:value="44040192" calcext:value-type="float">
            <text:p>44040192</text:p>
          </table:table-cell>
          <table:table-cell table:style-name="ce2" office:value-type="float" office:value="9211357.26781532" calcext:value-type="float">
            <text:p>9211357</text:p>
          </table:table-cell>
          <table:table-cell/>
          <table:table-cell table:formula="of:=[.N18]/[.V18]" office:value-type="float" office:value="0.00000000830015000842866" calcext:value-type="float">
            <text:p>8.30015000842866E-009</text:p>
          </table:table-cell>
          <table:table-cell table:formula="of:=[.O18]/[.W18]" office:value-type="float" office:value="0.00000000728322635301622" calcext:value-type="float">
            <text:p>7.28322635301622E-009</text:p>
          </table:table-cell>
          <table:table-cell/>
          <table:table-cell table:formula="of:=[.S18]/[.$L18]" office:value-type="float" office:value="0.274308776855469" calcext:value-type="float">
            <text:p>0.2743087769</text:p>
          </table:table-cell>
          <table:table-cell table:formula="of:=[.T18]/[.$L18]" office:value-type="float" office:value="0.021462345123291" calcext:value-type="float">
            <text:p>0.0214623451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000036046" calcext:value-type="float">
            <text:p>0.000036046</text:p>
          </table:table-cell>
          <table:table-cell office:value-type="float" office:value="0.000039997" calcext:value-type="float">
            <text:p>0.00003999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18]+[.$J$1]" office:value-type="float" office:value="82" calcext:value-type="float">
            <text:p>82</text:p>
          </table:table-cell>
          <table:table-cell table:formula="of:=[.J18]+[.$J$1]" office:value-type="float" office:value="86" calcext:value-type="float">
            <text:p>86</text:p>
          </table:table-cell>
          <table:table-cell/>
          <table:table-cell table:formula="of:=INDIRECT(CONCATENATE([.L$1];[.$I19]))" office:value-type="float" office:value="4194304" calcext:value-type="float">
            <text:p>4194304</text:p>
          </table:table-cell>
          <table:table-cell/>
          <table:table-cell table:formula="of:=AVERAGE(INDIRECT(CONCATENATE([.N$1];[.$I19];&quot;:&quot;;[.N$1];[.$J19])))" office:value-type="float" office:value="0.8910252" calcext:value-type="float">
            <text:p>0.8910252</text:p>
          </table:table-cell>
          <table:table-cell table:formula="of:=AVERAGE(INDIRECT(CONCATENATE([.O$1];[.$I19];&quot;:&quot;;[.O$1];[.$J19])))" office:value-type="float" office:value="0.1348192" calcext:value-type="float">
            <text:p>0.1348192</text:p>
          </table:table-cell>
          <table:table-cell/>
          <table:table-cell table:formula="of:=[.N19]/[.O19]" office:value-type="float" office:value="6.60903788184472" calcext:value-type="float">
            <text:p>6.6090378818</text:p>
          </table:table-cell>
          <table:table-cell/>
          <table:table-cell table:style-name="ce2" table:formula="of:=AVERAGE(INDIRECT(CONCATENATE([.S$1];[.$I19];&quot;:&quot;;[.S$1];[.$J19])))" office:value-type="float" office:value="1161432" calcext:value-type="float">
            <text:p>1161432</text:p>
          </table:table-cell>
          <table:table-cell table:style-name="ce2" table:formula="of:=AVERAGE(INDIRECT(CONCATENATE([.T$1];[.$I19];&quot;:&quot;;[.T$1];[.$J19])))" office:value-type="float" office:value="84074.6" calcext:value-type="float">
            <text:p>84075</text:p>
          </table:table-cell>
          <table:table-cell/>
          <table:table-cell office:value-type="float" office:value="92274688" calcext:value-type="float">
            <text:p>92274688</text:p>
          </table:table-cell>
          <table:table-cell table:style-name="ce2" office:value-type="float" office:value="18704211.8757769" calcext:value-type="float">
            <text:p>18704212</text:p>
          </table:table-cell>
          <table:table-cell/>
          <table:table-cell table:formula="of:=[.N19]/[.V19]" office:value-type="float" office:value="0.00000000965622555125843" calcext:value-type="float">
            <text:p>9.65622555125843E-009</text:p>
          </table:table-cell>
          <table:table-cell table:formula="of:=[.O19]/[.W19]" office:value-type="float" office:value="0.00000000720795941017965" calcext:value-type="float">
            <text:p>7.20795941017965E-009</text:p>
          </table:table-cell>
          <table:table-cell/>
          <table:table-cell table:formula="of:=[.S19]/[.$L19]" office:value-type="float" office:value="0.276906967163086" calcext:value-type="float">
            <text:p>0.2769069672</text:p>
          </table:table-cell>
          <table:table-cell table:formula="of:=[.T19]/[.$L19]" office:value-type="float" office:value="0.0200449466705322" calcext:value-type="float">
            <text:p>0.0200449467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000043957" calcext:value-type="float">
            <text:p>0.000043957</text:p>
          </table:table-cell>
          <table:table-cell office:value-type="float" office:value="0.000026342" calcext:value-type="float">
            <text:p>0.00002634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19]+[.$J$1]" office:value-type="float" office:value="87" calcext:value-type="float">
            <text:p>87</text:p>
          </table:table-cell>
          <table:table-cell table:formula="of:=[.J19]+[.$J$1]" office:value-type="float" office:value="91" calcext:value-type="float">
            <text:p>91</text:p>
          </table:table-cell>
          <table:table-cell/>
          <table:table-cell table:formula="of:=INDIRECT(CONCATENATE([.L$1];[.$I20]))" office:value-type="float" office:value="8388608" calcext:value-type="float">
            <text:p>8388608</text:p>
          </table:table-cell>
          <table:table-cell/>
          <table:table-cell table:formula="of:=AVERAGE(INDIRECT(CONCATENATE([.N$1];[.$I20];&quot;:&quot;;[.N$1];[.$J20])))" office:value-type="float" office:value="1.931362" calcext:value-type="float">
            <text:p>1.931362</text:p>
          </table:table-cell>
          <table:table-cell table:formula="of:=AVERAGE(INDIRECT(CONCATENATE([.O$1];[.$I20];&quot;:&quot;;[.O$1];[.$J20])))" office:value-type="float" office:value="0.2660436" calcext:value-type="float">
            <text:p>0.2660436</text:p>
          </table:table-cell>
          <table:table-cell/>
          <table:table-cell table:formula="of:=[.N20]/[.O20]" office:value-type="float" office:value="7.2595694840996" calcext:value-type="float">
            <text:p>7.2595694841</text:p>
          </table:table-cell>
          <table:table-cell/>
          <table:table-cell table:style-name="ce2" table:formula="of:=AVERAGE(INDIRECT(CONCATENATE([.S$1];[.$I20];&quot;:&quot;;[.S$1];[.$J20])))" office:value-type="float" office:value="2240010" calcext:value-type="float">
            <text:p>2240010</text:p>
          </table:table-cell>
          <table:table-cell table:style-name="ce2" table:formula="of:=AVERAGE(INDIRECT(CONCATENATE([.T$1];[.$I20];&quot;:&quot;;[.T$1];[.$J20])))" office:value-type="float" office:value="158001" calcext:value-type="float">
            <text:p>158001</text:p>
          </table:table-cell>
          <table:table-cell/>
          <table:table-cell office:value-type="float" office:value="192937984" calcext:value-type="float">
            <text:p>192937984</text:p>
          </table:table-cell>
          <table:table-cell table:style-name="ce2" office:value-type="float" office:value="37946388.0130755" calcext:value-type="float">
            <text:p>37946388</text:p>
          </table:table-cell>
          <table:table-cell/>
          <table:table-cell table:formula="of:=[.N20]/[.V20]" office:value-type="float" office:value="0.0000000100102735602337" calcext:value-type="float">
            <text:p>0.00000001</text:p>
          </table:table-cell>
          <table:table-cell table:formula="of:=[.O20]/[.W20]" office:value-type="float" office:value="0.00000000701103883479838" calcext:value-type="float">
            <text:p>0.000000007</text:p>
          </table:table-cell>
          <table:table-cell/>
          <table:table-cell table:formula="of:=[.S20]/[.$L20]" office:value-type="float" office:value="0.267030000686645" calcext:value-type="float">
            <text:p>0.2670300007</text:p>
          </table:table-cell>
          <table:table-cell table:formula="of:=[.T20]/[.$L20]" office:value-type="float" office:value="0.018835186958313" calcext:value-type="float">
            <text:p>0.018835187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000025378" calcext:value-type="float">
            <text:p>0.000025378</text:p>
          </table:table-cell>
          <table:table-cell office:value-type="float" office:value="0.000025662" calcext:value-type="float">
            <text:p>0.0000256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20]+[.$J$1]" office:value-type="float" office:value="92" calcext:value-type="float">
            <text:p>92</text:p>
          </table:table-cell>
          <table:table-cell table:formula="of:=[.J20]+[.$J$1]" office:value-type="float" office:value="96" calcext:value-type="float">
            <text:p>96</text:p>
          </table:table-cell>
          <table:table-cell/>
          <table:table-cell table:formula="of:=INDIRECT(CONCATENATE([.L$1];[.$I21]))" office:value-type="float" office:value="16777216" calcext:value-type="float">
            <text:p>16777216</text:p>
          </table:table-cell>
          <table:table-cell/>
          <table:table-cell table:formula="of:=AVERAGE(INDIRECT(CONCATENATE([.N$1];[.$I21];&quot;:&quot;;[.N$1];[.$J21])))" office:value-type="float" office:value="4.538382" calcext:value-type="float">
            <text:p>4.538382</text:p>
          </table:table-cell>
          <table:table-cell table:formula="of:=AVERAGE(INDIRECT(CONCATENATE([.O$1];[.$I21];&quot;:&quot;;[.O$1];[.$J21])))" office:value-type="float" office:value="0.5330144" calcext:value-type="float">
            <text:p>0.5330144</text:p>
          </table:table-cell>
          <table:table-cell/>
          <table:table-cell table:formula="of:=[.N21]/[.O21]" office:value-type="float" office:value="8.51455795565748" calcext:value-type="float">
            <text:p>8.5145579557</text:p>
          </table:table-cell>
          <table:table-cell/>
          <table:table-cell table:style-name="ce2" table:formula="of:=AVERAGE(INDIRECT(CONCATENATE([.S$1];[.$I21];&quot;:&quot;;[.S$1];[.$J21])))" office:value-type="float" office:value="4976112" calcext:value-type="float">
            <text:p>4976112</text:p>
          </table:table-cell>
          <table:table-cell table:style-name="ce2" table:formula="of:=AVERAGE(INDIRECT(CONCATENATE([.T$1];[.$I21];&quot;:&quot;;[.T$1];[.$J21])))" office:value-type="float" office:value="194576.2" calcext:value-type="float">
            <text:p>194576</text:p>
          </table:table-cell>
          <table:table-cell/>
          <table:table-cell office:value-type="float" office:value="402653184" calcext:value-type="float">
            <text:p>402653184</text:p>
          </table:table-cell>
          <table:table-cell table:style-name="ce2" office:value-type="float" office:value="76922906.226499" calcext:value-type="float">
            <text:p>76922906</text:p>
          </table:table-cell>
          <table:table-cell/>
          <table:table-cell table:formula="of:=[.N21]/[.V21]" office:value-type="float" office:value="0.0000000112711936235428" calcext:value-type="float">
            <text:p>1.12711936235428E-008</text:p>
          </table:table-cell>
          <table:table-cell table:formula="of:=[.O21]/[.W21]" office:value-type="float" office:value="0.00000000692920257628518" calcext:value-type="float">
            <text:p>6.92920257628518E-009</text:p>
          </table:table-cell>
          <table:table-cell/>
          <table:table-cell table:formula="of:=[.S21]/[.$L21]" office:value-type="float" office:value="0.296599388122559" calcext:value-type="float">
            <text:p>0.2965993881</text:p>
          </table:table-cell>
          <table:table-cell table:formula="of:=[.T21]/[.$L21]" office:value-type="float" office:value="0.0115976452827454" calcext:value-type="float">
            <text:p>0.0115976453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000064316" calcext:value-type="float">
            <text:p>0.000064316</text:p>
          </table:table-cell>
          <table:table-cell office:value-type="float" office:value="0.000074043" calcext:value-type="float">
            <text:p>0.000074043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" table:formula="of:=[.I21]+[.$J$1]" office:value-type="float" office:value="97" calcext:value-type="float">
            <text:p>97</text:p>
          </table:table-cell>
          <table:table-cell table:formula="of:=[.J21]+[.$J$1]" office:value-type="float" office:value="101" calcext:value-type="float">
            <text:p>101</text:p>
          </table:table-cell>
          <table:table-cell table:formula="of:=2^25" office:value-type="float" office:value="33554432" calcext:value-type="float">
            <text:p>33554432</text:p>
          </table:table-cell>
          <table:table-cell table:formula="of:=INDIRECT(CONCATENATE([.L$1];[.$I22]))" office:value-type="float" office:value="33554432" calcext:value-type="float">
            <text:p>33554432</text:p>
          </table:table-cell>
          <table:table-cell/>
          <table:table-cell table:formula="of:=AVERAGE(INDIRECT(CONCATENATE([.N$1];[.$I22];&quot;:&quot;;[.N$1];[.$J22])))" office:value-type="float" office:value="9.084014" calcext:value-type="float">
            <text:p>9.084014</text:p>
          </table:table-cell>
          <table:table-cell table:formula="of:=AVERAGE(INDIRECT(CONCATENATE([.O$1];[.$I22];&quot;:&quot;;[.O$1];[.$J22])))" office:value-type="float" office:value="1.064036" calcext:value-type="float">
            <text:p>1.064036</text:p>
          </table:table-cell>
          <table:table-cell/>
          <table:table-cell table:formula="of:=[.N22]/[.O22]" office:value-type="float" office:value="8.5373182862234" calcext:value-type="float">
            <text:p>8.5373182862</text:p>
          </table:table-cell>
          <table:table-cell/>
          <table:table-cell table:style-name="ce2" table:formula="of:=AVERAGE(INDIRECT(CONCATENATE([.S$1];[.$I22];&quot;:&quot;;[.S$1];[.$J22])))" office:value-type="float" office:value="7041538" calcext:value-type="float">
            <text:p>7041538</text:p>
          </table:table-cell>
          <table:table-cell table:style-name="ce2" table:formula="of:=AVERAGE(INDIRECT(CONCATENATE([.T$1];[.$I22];&quot;:&quot;;[.T$1];[.$J22])))" office:value-type="float" office:value="373334" calcext:value-type="float">
            <text:p>373334</text:p>
          </table:table-cell>
          <table:table-cell/>
          <table:table-cell office:value-type="float" office:value="838860800" calcext:value-type="float">
            <text:p>838860800</text:p>
          </table:table-cell>
          <table:table-cell table:style-name="ce2" office:value-type="float" office:value="155821956.737575" calcext:value-type="float">
            <text:p>155821957</text:p>
          </table:table-cell>
          <table:table-cell/>
          <table:table-cell table:formula="of:=[.N22]/[.V22]" office:value-type="float" office:value="0.0000000108289885520935" calcext:value-type="float">
            <text:p>1.08289885520935E-008</text:p>
          </table:table-cell>
          <table:table-cell table:formula="of:=[.O22]/[.W22]" office:value-type="float" office:value="0.00000000682853701928528" calcext:value-type="float">
            <text:p>6.82853701928528E-009</text:p>
          </table:table-cell>
          <table:table-cell/>
          <table:table-cell table:formula="of:=[.S22]/[.$L22]" office:value-type="float" office:value="0.209854185581207" calcext:value-type="float">
            <text:p>0.2098541856</text:p>
          </table:table-cell>
          <table:table-cell table:formula="of:=[.T22]/[.$L22]" office:value-type="float" office:value="0.0111262202262878" calcext:value-type="float">
            <text:p>0.0111262202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000059417" calcext:value-type="float">
            <text:p>0.000059417</text:p>
          </table:table-cell>
          <table:table-cell office:value-type="float" office:value="0.00005118" calcext:value-type="float">
            <text:p>0.000051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000058242" calcext:value-type="float">
            <text:p>0.000058242</text:p>
          </table:table-cell>
          <table:table-cell office:value-type="float" office:value="0.000050932" calcext:value-type="float">
            <text:p>0.0000509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00005699" calcext:value-type="float">
            <text:p>0.00005699</text:p>
          </table:table-cell>
          <table:table-cell office:value-type="float" office:value="0.000050895" calcext:value-type="float">
            <text:p>0.000050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000056647" calcext:value-type="float">
            <text:p>0.000056647</text:p>
          </table:table-cell>
          <table:table-cell office:value-type="float" office:value="0.000050899" calcext:value-type="float">
            <text:p>0.000050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0.000140713" calcext:value-type="float">
            <text:p>0.000140713</text:p>
          </table:table-cell>
          <table:table-cell office:value-type="float" office:value="0.000164599" calcext:value-type="float">
            <text:p>0.000164599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0.000138633" calcext:value-type="float">
            <text:p>0.000138633</text:p>
          </table:table-cell>
          <table:table-cell office:value-type="float" office:value="0.000108705" calcext:value-type="float">
            <text:p>0.0001087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0.000126054" calcext:value-type="float">
            <text:p>0.000126054</text:p>
          </table:table-cell>
          <table:table-cell office:value-type="float" office:value="0.000101574" calcext:value-type="float">
            <text:p>0.000101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0.000104785" calcext:value-type="float">
            <text:p>0.000104785</text:p>
          </table:table-cell>
          <table:table-cell office:value-type="float" office:value="0.000039579" calcext:value-type="float">
            <text:p>0.000039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0.000048296" calcext:value-type="float">
            <text:p>0.000048296</text:p>
          </table:table-cell>
          <table:table-cell office:value-type="float" office:value="0.000039061" calcext:value-type="float">
            <text:p>0.000039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0.000103584" calcext:value-type="float">
            <text:p>0.000103584</text:p>
          </table:table-cell>
          <table:table-cell office:value-type="float" office:value="0.000078121" calcext:value-type="float">
            <text:p>0.00007812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0.000099527" calcext:value-type="float">
            <text:p>0.000099527</text:p>
          </table:table-cell>
          <table:table-cell office:value-type="float" office:value="0.000075362" calcext:value-type="float">
            <text:p>0.000075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0.000098648" calcext:value-type="float">
            <text:p>0.000098648</text:p>
          </table:table-cell>
          <table:table-cell office:value-type="float" office:value="0.000075549" calcext:value-type="float">
            <text:p>0.000075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0.000096038" calcext:value-type="float">
            <text:p>0.000096038</text:p>
          </table:table-cell>
          <table:table-cell office:value-type="float" office:value="0.000073128" calcext:value-type="float">
            <text:p>0.000073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0.000096086" calcext:value-type="float">
            <text:p>0.000096086</text:p>
          </table:table-cell>
          <table:table-cell office:value-type="float" office:value="0.000073213" calcext:value-type="float">
            <text:p>0.000073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0.000274419" calcext:value-type="float">
            <text:p>0.000274419</text:p>
          </table:table-cell>
          <table:table-cell office:value-type="float" office:value="0.000160888" calcext:value-type="float">
            <text:p>0.000160888</text:p>
          </table:table-cell>
          <table:table-cell office:value-type="float" office:value="679" calcext:value-type="float">
            <text:p>6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0.000237448" calcext:value-type="float">
            <text:p>0.000237448</text:p>
          </table:table-cell>
          <table:table-cell office:value-type="float" office:value="0.000150792" calcext:value-type="float">
            <text:p>0.0001507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0.000241314" calcext:value-type="float">
            <text:p>0.000241314</text:p>
          </table:table-cell>
          <table:table-cell office:value-type="float" office:value="0.000184209" calcext:value-type="float">
            <text:p>0.00018420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0.000240022" calcext:value-type="float">
            <text:p>0.000240022</text:p>
          </table:table-cell>
          <table:table-cell office:value-type="float" office:value="0.000150839" calcext:value-type="float">
            <text:p>0.00015083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0.000241205" calcext:value-type="float">
            <text:p>0.000241205</text:p>
          </table:table-cell>
          <table:table-cell office:value-type="float" office:value="0.00014628" calcext:value-type="float">
            <text:p>0.0001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579039" calcext:value-type="float">
            <text:p>0.000579039</text:p>
          </table:table-cell>
          <table:table-cell office:value-type="float" office:value="0.000292571" calcext:value-type="float">
            <text:p>0.000292571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612949" calcext:value-type="float">
            <text:p>0.000612949</text:p>
          </table:table-cell>
          <table:table-cell office:value-type="float" office:value="0.000318913" calcext:value-type="float">
            <text:p>0.000318913</text:p>
          </table:table-cell>
          <table:table-cell office:value-type="float" office:value="1225" calcext:value-type="float">
            <text:p>122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569073" calcext:value-type="float">
            <text:p>0.000569073</text:p>
          </table:table-cell>
          <table:table-cell office:value-type="float" office:value="0.000292646" calcext:value-type="float">
            <text:p>0.000292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58348" calcext:value-type="float">
            <text:p>0.00058348</text:p>
          </table:table-cell>
          <table:table-cell office:value-type="float" office:value="0.000302029" calcext:value-type="float">
            <text:p>0.000302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647801" calcext:value-type="float">
            <text:p>0.000647801</text:p>
          </table:table-cell>
          <table:table-cell office:value-type="float" office:value="0.000305067" calcext:value-type="float">
            <text:p>0.0003050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0.00163892" calcext:value-type="float">
            <text:p>0.00163892</text:p>
          </table:table-cell>
          <table:table-cell office:value-type="float" office:value="0.000620692" calcext:value-type="float">
            <text:p>0.000620692</text:p>
          </table:table-cell>
          <table:table-cell office:value-type="float" office:value="1085" calcext:value-type="float">
            <text:p>10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0.00172654" calcext:value-type="float">
            <text:p>0.00172654</text:p>
          </table:table-cell>
          <table:table-cell office:value-type="float" office:value="0.000606037" calcext:value-type="float">
            <text:p>0.000606037</text:p>
          </table:table-cell>
          <table:table-cell office:value-type="float" office:value="844" calcext:value-type="float">
            <text:p>84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0.00176204" calcext:value-type="float">
            <text:p>0.00176204</text:p>
          </table:table-cell>
          <table:table-cell office:value-type="float" office:value="0.000599738" calcext:value-type="float">
            <text:p>0.000599738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0.00151807" calcext:value-type="float">
            <text:p>0.00151807</text:p>
          </table:table-cell>
          <table:table-cell office:value-type="float" office:value="0.000616094" calcext:value-type="float">
            <text:p>0.000616094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0.00169706" calcext:value-type="float">
            <text:p>0.00169706</text:p>
          </table:table-cell>
          <table:table-cell office:value-type="float" office:value="0.000581513" calcext:value-type="float">
            <text:p>0.000581513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491751" calcext:value-type="float">
            <text:p>0.00491751</text:p>
          </table:table-cell>
          <table:table-cell office:value-type="float" office:value="0.00207203" calcext:value-type="float">
            <text:p>0.00207203</text:p>
          </table:table-cell>
          <table:table-cell office:value-type="float" office:value="8763" calcext:value-type="float">
            <text:p>8763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485104" calcext:value-type="float">
            <text:p>0.00485104</text:p>
          </table:table-cell>
          <table:table-cell office:value-type="float" office:value="0.00207047" calcext:value-type="float">
            <text:p>0.00207047</text:p>
          </table:table-cell>
          <table:table-cell office:value-type="float" office:value="5650" calcext:value-type="float">
            <text:p>5650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473945" calcext:value-type="float">
            <text:p>0.00473945</text:p>
          </table:table-cell>
          <table:table-cell office:value-type="float" office:value="0.00209188" calcext:value-type="float">
            <text:p>0.00209188</text:p>
          </table:table-cell>
          <table:table-cell office:value-type="float" office:value="5231" calcext:value-type="float">
            <text:p>5231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449831" calcext:value-type="float">
            <text:p>0.00449831</text:p>
          </table:table-cell>
          <table:table-cell office:value-type="float" office:value="0.00206363" calcext:value-type="float">
            <text:p>0.00206363</text:p>
          </table:table-cell>
          <table:table-cell office:value-type="float" office:value="5251" calcext:value-type="float">
            <text:p>5251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448979" calcext:value-type="float">
            <text:p>0.00448979</text:p>
          </table:table-cell>
          <table:table-cell office:value-type="float" office:value="0.00206366" calcext:value-type="float">
            <text:p>0.00206366</text:p>
          </table:table-cell>
          <table:table-cell office:value-type="float" office:value="5211" calcext:value-type="float">
            <text:p>5211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0.011362" calcext:value-type="float">
            <text:p>0.011362</text:p>
          </table:table-cell>
          <table:table-cell office:value-type="float" office:value="0.00415492" calcext:value-type="float">
            <text:p>0.00415492</text:p>
          </table:table-cell>
          <table:table-cell office:value-type="float" office:value="27510" calcext:value-type="float">
            <text:p>27510</text:p>
          </table:table-cell>
          <table:table-cell office:value-type="float" office:value="4858" calcext:value-type="float">
            <text:p>4858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0.0117902" calcext:value-type="float">
            <text:p>0.0117902</text:p>
          </table:table-cell>
          <table:table-cell office:value-type="float" office:value="0.00414983" calcext:value-type="float">
            <text:p>0.00414983</text:p>
          </table:table-cell>
          <table:table-cell office:value-type="float" office:value="21884" calcext:value-type="float">
            <text:p>21884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0.011813" calcext:value-type="float">
            <text:p>0.011813</text:p>
          </table:table-cell>
          <table:table-cell office:value-type="float" office:value="0.00415294" calcext:value-type="float">
            <text:p>0.00415294</text:p>
          </table:table-cell>
          <table:table-cell office:value-type="float" office:value="21170" calcext:value-type="float">
            <text:p>21170</text:p>
          </table:table-cell>
          <table:table-cell office:value-type="float" office:value="4911" calcext:value-type="float">
            <text:p>4911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0.0113098" calcext:value-type="float">
            <text:p>0.0113098</text:p>
          </table:table-cell>
          <table:table-cell office:value-type="float" office:value="0.00415428" calcext:value-type="float">
            <text:p>0.00415428</text:p>
          </table:table-cell>
          <table:table-cell office:value-type="float" office:value="21719" calcext:value-type="float">
            <text:p>21719</text:p>
          </table:table-cell>
          <table:table-cell office:value-type="float" office:value="4708" calcext:value-type="float">
            <text:p>4708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0.0112738" calcext:value-type="float">
            <text:p>0.0112738</text:p>
          </table:table-cell>
          <table:table-cell office:value-type="float" office:value="0.00417035" calcext:value-type="float">
            <text:p>0.00417035</text:p>
          </table:table-cell>
          <table:table-cell office:value-type="float" office:value="20961" calcext:value-type="float">
            <text:p>20961</text:p>
          </table:table-cell>
          <table:table-cell office:value-type="float" office:value="4744" calcext:value-type="float">
            <text:p>4744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279971" calcext:value-type="float">
            <text:p>0.0279971</text:p>
          </table:table-cell>
          <table:table-cell office:value-type="float" office:value="0.0083196" calcext:value-type="float">
            <text:p>0.0083196</text:p>
          </table:table-cell>
          <table:table-cell office:value-type="float" office:value="53285" calcext:value-type="float">
            <text:p>53285</text:p>
          </table:table-cell>
          <table:table-cell office:value-type="float" office:value="9256" calcext:value-type="float">
            <text:p>9256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3011" calcext:value-type="float">
            <text:p>0.03011</text:p>
          </table:table-cell>
          <table:table-cell office:value-type="float" office:value="0.00831867" calcext:value-type="float">
            <text:p>0.00831867</text:p>
          </table:table-cell>
          <table:table-cell office:value-type="float" office:value="49220" calcext:value-type="float">
            <text:p>49220</text:p>
          </table:table-cell>
          <table:table-cell office:value-type="float" office:value="9162" calcext:value-type="float">
            <text:p>9162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280051" calcext:value-type="float">
            <text:p>0.0280051</text:p>
          </table:table-cell>
          <table:table-cell office:value-type="float" office:value="0.00833562" calcext:value-type="float">
            <text:p>0.00833562</text:p>
          </table:table-cell>
          <table:table-cell office:value-type="float" office:value="49215" calcext:value-type="float">
            <text:p>49215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25947" calcext:value-type="float">
            <text:p>0.025947</text:p>
          </table:table-cell>
          <table:table-cell office:value-type="float" office:value="0.0083385" calcext:value-type="float">
            <text:p>0.0083385</text:p>
          </table:table-cell>
          <table:table-cell office:value-type="float" office:value="49215" calcext:value-type="float">
            <text:p>49215</text:p>
          </table:table-cell>
          <table:table-cell office:value-type="float" office:value="9358" calcext:value-type="float">
            <text:p>9358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261062" calcext:value-type="float">
            <text:p>0.0261062</text:p>
          </table:table-cell>
          <table:table-cell office:value-type="float" office:value="0.00835841" calcext:value-type="float">
            <text:p>0.00835841</text:p>
          </table:table-cell>
          <table:table-cell office:value-type="float" office:value="49258" calcext:value-type="float">
            <text:p>49258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643263" calcext:value-type="float">
            <text:p>0.0643263</text:p>
          </table:table-cell>
          <table:table-cell office:value-type="float" office:value="0.0166234" calcext:value-type="float">
            <text:p>0.0166234</text:p>
          </table:table-cell>
          <table:table-cell office:value-type="float" office:value="90939" calcext:value-type="float">
            <text:p>90939</text:p>
          </table:table-cell>
          <table:table-cell office:value-type="float" office:value="17843" calcext:value-type="float">
            <text:p>17843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713723" calcext:value-type="float">
            <text:p>0.0713723</text:p>
          </table:table-cell>
          <table:table-cell office:value-type="float" office:value="0.0166594" calcext:value-type="float">
            <text:p>0.0166594</text:p>
          </table:table-cell>
          <table:table-cell office:value-type="float" office:value="98184" calcext:value-type="float">
            <text:p>98184</text:p>
          </table:table-cell>
          <table:table-cell office:value-type="float" office:value="17826" calcext:value-type="float">
            <text:p>17826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593424" calcext:value-type="float">
            <text:p>0.0593424</text:p>
          </table:table-cell>
          <table:table-cell office:value-type="float" office:value="0.0166514" calcext:value-type="float">
            <text:p>0.0166514</text:p>
          </table:table-cell>
          <table:table-cell office:value-type="float" office:value="90876" calcext:value-type="float">
            <text:p>90876</text:p>
          </table:table-cell>
          <table:table-cell office:value-type="float" office:value="18068" calcext:value-type="float">
            <text:p>18068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58813" calcext:value-type="float">
            <text:p>0.058813</text:p>
          </table:table-cell>
          <table:table-cell office:value-type="float" office:value="0.0166569" calcext:value-type="float">
            <text:p>0.0166569</text:p>
          </table:table-cell>
          <table:table-cell office:value-type="float" office:value="90530" calcext:value-type="float">
            <text:p>90530</text:p>
          </table:table-cell>
          <table:table-cell office:value-type="float" office:value="18184" calcext:value-type="float">
            <text:p>18184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594882" calcext:value-type="float">
            <text:p>0.0594882</text:p>
          </table:table-cell>
          <table:table-cell office:value-type="float" office:value="0.0167043" calcext:value-type="float">
            <text:p>0.0167043</text:p>
          </table:table-cell>
          <table:table-cell office:value-type="float" office:value="90544" calcext:value-type="float">
            <text:p>90544</text:p>
          </table:table-cell>
          <table:table-cell office:value-type="float" office:value="17895" calcext:value-type="float">
            <text:p>17895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166627" calcext:value-type="float">
            <text:p>0.166627</text:p>
          </table:table-cell>
          <table:table-cell office:value-type="float" office:value="0.0340427" calcext:value-type="float">
            <text:p>0.0340427</text:p>
          </table:table-cell>
          <table:table-cell office:value-type="float" office:value="185045" calcext:value-type="float">
            <text:p>185045</text:p>
          </table:table-cell>
          <table:table-cell office:value-type="float" office:value="22415" calcext:value-type="float">
            <text:p>22415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184324" calcext:value-type="float">
            <text:p>0.184324</text:p>
          </table:table-cell>
          <table:table-cell office:value-type="float" office:value="0.0331383" calcext:value-type="float">
            <text:p>0.0331383</text:p>
          </table:table-cell>
          <table:table-cell office:value-type="float" office:value="195904" calcext:value-type="float">
            <text:p>195904</text:p>
          </table:table-cell>
          <table:table-cell office:value-type="float" office:value="21823" calcext:value-type="float">
            <text:p>21823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134096" calcext:value-type="float">
            <text:p>0.134096</text:p>
          </table:table-cell>
          <table:table-cell office:value-type="float" office:value="0.0331839" calcext:value-type="float">
            <text:p>0.0331839</text:p>
          </table:table-cell>
          <table:table-cell office:value-type="float" office:value="182557" calcext:value-type="float">
            <text:p>182557</text:p>
          </table:table-cell>
          <table:table-cell office:value-type="float" office:value="21902" calcext:value-type="float">
            <text:p>21902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133459" calcext:value-type="float">
            <text:p>0.133459</text:p>
          </table:table-cell>
          <table:table-cell office:value-type="float" office:value="0.0331423" calcext:value-type="float">
            <text:p>0.0331423</text:p>
          </table:table-cell>
          <table:table-cell office:value-type="float" office:value="181606" calcext:value-type="float">
            <text:p>181606</text:p>
          </table:table-cell>
          <table:table-cell office:value-type="float" office:value="21931" calcext:value-type="float">
            <text:p>21931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133382" calcext:value-type="float">
            <text:p>0.133382</text:p>
          </table:table-cell>
          <table:table-cell office:value-type="float" office:value="0.0332132" calcext:value-type="float">
            <text:p>0.0332132</text:p>
          </table:table-cell>
          <table:table-cell office:value-type="float" office:value="181278" calcext:value-type="float">
            <text:p>181278</text:p>
          </table:table-cell>
          <table:table-cell office:value-type="float" office:value="22149" calcext:value-type="float">
            <text:p>22149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419819" calcext:value-type="float">
            <text:p>0.419819</text:p>
          </table:table-cell>
          <table:table-cell office:value-type="float" office:value="0.0674277" calcext:value-type="float">
            <text:p>0.0674277</text:p>
          </table:table-cell>
          <table:table-cell office:value-type="float" office:value="574743" calcext:value-type="float">
            <text:p>574743</text:p>
          </table:table-cell>
          <table:table-cell office:value-type="float" office:value="45010" calcext:value-type="float">
            <text:p>45010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398783" calcext:value-type="float">
            <text:p>0.398783</text:p>
          </table:table-cell>
          <table:table-cell office:value-type="float" office:value="0.0666087" calcext:value-type="float">
            <text:p>0.0666087</text:p>
          </table:table-cell>
          <table:table-cell office:value-type="float" office:value="568195" calcext:value-type="float">
            <text:p>568195</text:p>
          </table:table-cell>
          <table:table-cell office:value-type="float" office:value="43983" calcext:value-type="float">
            <text:p>43983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379745" calcext:value-type="float">
            <text:p>0.379745</text:p>
          </table:table-cell>
          <table:table-cell office:value-type="float" office:value="0.0667903" calcext:value-type="float">
            <text:p>0.0667903</text:p>
          </table:table-cell>
          <table:table-cell office:value-type="float" office:value="574870" calcext:value-type="float">
            <text:p>574870</text:p>
          </table:table-cell>
          <table:table-cell office:value-type="float" office:value="44873" calcext:value-type="float">
            <text:p>44873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324085" calcext:value-type="float">
            <text:p>0.324085</text:p>
          </table:table-cell>
          <table:table-cell office:value-type="float" office:value="0.0672127" calcext:value-type="float">
            <text:p>0.0672127</text:p>
          </table:table-cell>
          <table:table-cell office:value-type="float" office:value="574748" calcext:value-type="float">
            <text:p>574748</text:p>
          </table:table-cell>
          <table:table-cell office:value-type="float" office:value="44039" calcext:value-type="float">
            <text:p>44039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305269" calcext:value-type="float">
            <text:p>0.305269</text:p>
          </table:table-cell>
          <table:table-cell office:value-type="float" office:value="0.0674026" calcext:value-type="float">
            <text:p>0.0674026</text:p>
          </table:table-cell>
          <table:table-cell office:value-type="float" office:value="583780" calcext:value-type="float">
            <text:p>583780</text:p>
          </table:table-cell>
          <table:table-cell office:value-type="float" office:value="47144" calcext:value-type="float">
            <text:p>47144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816183" calcext:value-type="float">
            <text:p>0.816183</text:p>
          </table:table-cell>
          <table:table-cell office:value-type="float" office:value="0.137789" calcext:value-type="float">
            <text:p>0.137789</text:p>
          </table:table-cell>
          <table:table-cell office:value-type="float" office:value="1126780" calcext:value-type="float">
            <text:p>1126780</text:p>
          </table:table-cell>
          <table:table-cell office:value-type="float" office:value="93413" calcext:value-type="float">
            <text:p>93413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860753" calcext:value-type="float">
            <text:p>0.860753</text:p>
          </table:table-cell>
          <table:table-cell office:value-type="float" office:value="0.135857" calcext:value-type="float">
            <text:p>0.135857</text:p>
          </table:table-cell>
          <table:table-cell office:value-type="float" office:value="1136060" calcext:value-type="float">
            <text:p>1136060</text:p>
          </table:table-cell>
          <table:table-cell office:value-type="float" office:value="84799" calcext:value-type="float">
            <text:p>84799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940381" calcext:value-type="float">
            <text:p>0.940381</text:p>
          </table:table-cell>
          <table:table-cell office:value-type="float" office:value="0.132734" calcext:value-type="float">
            <text:p>0.132734</text:p>
          </table:table-cell>
          <table:table-cell office:value-type="float" office:value="1165660" calcext:value-type="float">
            <text:p>1165660</text:p>
          </table:table-cell>
          <table:table-cell office:value-type="float" office:value="79446" calcext:value-type="float">
            <text:p>79446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91532" calcext:value-type="float">
            <text:p>0.91532</text:p>
          </table:table-cell>
          <table:table-cell office:value-type="float" office:value="0.134114" calcext:value-type="float">
            <text:p>0.134114</text:p>
          </table:table-cell>
          <table:table-cell office:value-type="float" office:value="1203240" calcext:value-type="float">
            <text:p>1203240</text:p>
          </table:table-cell>
          <table:table-cell office:value-type="float" office:value="80724" calcext:value-type="float">
            <text:p>80724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922489" calcext:value-type="float">
            <text:p>0.922489</text:p>
          </table:table-cell>
          <table:table-cell office:value-type="float" office:value="0.133602" calcext:value-type="float">
            <text:p>0.133602</text:p>
          </table:table-cell>
          <table:table-cell office:value-type="float" office:value="1175420" calcext:value-type="float">
            <text:p>1175420</text:p>
          </table:table-cell>
          <table:table-cell office:value-type="float" office:value="81991" calcext:value-type="float">
            <text:p>81991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.73859" calcext:value-type="float">
            <text:p>1.73859</text:p>
          </table:table-cell>
          <table:table-cell office:value-type="float" office:value="0.265866" calcext:value-type="float">
            <text:p>0.265866</text:p>
          </table:table-cell>
          <table:table-cell office:value-type="float" office:value="2274100" calcext:value-type="float">
            <text:p>2274100</text:p>
          </table:table-cell>
          <table:table-cell office:value-type="float" office:value="156353" calcext:value-type="float">
            <text:p>156353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2.10314" calcext:value-type="float">
            <text:p>2.10314</text:p>
          </table:table-cell>
          <table:table-cell office:value-type="float" office:value="0.266513" calcext:value-type="float">
            <text:p>0.266513</text:p>
          </table:table-cell>
          <table:table-cell office:value-type="float" office:value="2164330" calcext:value-type="float">
            <text:p>2164330</text:p>
          </table:table-cell>
          <table:table-cell office:value-type="float" office:value="160941" calcext:value-type="float">
            <text:p>160941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.98311" calcext:value-type="float">
            <text:p>1.98311</text:p>
          </table:table-cell>
          <table:table-cell office:value-type="float" office:value="0.265952" calcext:value-type="float">
            <text:p>0.265952</text:p>
          </table:table-cell>
          <table:table-cell office:value-type="float" office:value="2253380" calcext:value-type="float">
            <text:p>2253380</text:p>
          </table:table-cell>
          <table:table-cell office:value-type="float" office:value="157384" calcext:value-type="float">
            <text:p>157384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.97609" calcext:value-type="float">
            <text:p>1.97609</text:p>
          </table:table-cell>
          <table:table-cell office:value-type="float" office:value="0.265959" calcext:value-type="float">
            <text:p>0.265959</text:p>
          </table:table-cell>
          <table:table-cell office:value-type="float" office:value="2255290" calcext:value-type="float">
            <text:p>2255290</text:p>
          </table:table-cell>
          <table:table-cell office:value-type="float" office:value="157643" calcext:value-type="float">
            <text:p>157643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.85588" calcext:value-type="float">
            <text:p>1.85588</text:p>
          </table:table-cell>
          <table:table-cell office:value-type="float" office:value="0.265928" calcext:value-type="float">
            <text:p>0.265928</text:p>
          </table:table-cell>
          <table:table-cell office:value-type="float" office:value="2252950" calcext:value-type="float">
            <text:p>2252950</text:p>
          </table:table-cell>
          <table:table-cell office:value-type="float" office:value="157684" calcext:value-type="float">
            <text:p>157684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4.73137" calcext:value-type="float">
            <text:p>4.73137</text:p>
          </table:table-cell>
          <table:table-cell office:value-type="float" office:value="0.531481" calcext:value-type="float">
            <text:p>0.531481</text:p>
          </table:table-cell>
          <table:table-cell office:value-type="float" office:value="4882490" calcext:value-type="float">
            <text:p>4882490</text:p>
          </table:table-cell>
          <table:table-cell office:value-type="float" office:value="188367" calcext:value-type="float">
            <text:p>188367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4.44603" calcext:value-type="float">
            <text:p>4.44603</text:p>
          </table:table-cell>
          <table:table-cell office:value-type="float" office:value="0.538044" calcext:value-type="float">
            <text:p>0.538044</text:p>
          </table:table-cell>
          <table:table-cell office:value-type="float" office:value="5058280" calcext:value-type="float">
            <text:p>5058280</text:p>
          </table:table-cell>
          <table:table-cell office:value-type="float" office:value="224306" calcext:value-type="float">
            <text:p>224306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4.41496" calcext:value-type="float">
            <text:p>4.41496</text:p>
          </table:table-cell>
          <table:table-cell office:value-type="float" office:value="0.531912" calcext:value-type="float">
            <text:p>0.531912</text:p>
          </table:table-cell>
          <table:table-cell office:value-type="float" office:value="5006370" calcext:value-type="float">
            <text:p>5006370</text:p>
          </table:table-cell>
          <table:table-cell office:value-type="float" office:value="187543" calcext:value-type="float">
            <text:p>187543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4.57765" calcext:value-type="float">
            <text:p>4.57765</text:p>
          </table:table-cell>
          <table:table-cell office:value-type="float" office:value="0.531661" calcext:value-type="float">
            <text:p>0.531661</text:p>
          </table:table-cell>
          <table:table-cell office:value-type="float" office:value="4955670" calcext:value-type="float">
            <text:p>4955670</text:p>
          </table:table-cell>
          <table:table-cell office:value-type="float" office:value="185763" calcext:value-type="float">
            <text:p>185763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4.5219" calcext:value-type="float">
            <text:p>4.5219</text:p>
          </table:table-cell>
          <table:table-cell office:value-type="float" office:value="0.531974" calcext:value-type="float">
            <text:p>0.531974</text:p>
          </table:table-cell>
          <table:table-cell office:value-type="float" office:value="4977750" calcext:value-type="float">
            <text:p>4977750</text:p>
          </table:table-cell>
          <table:table-cell office:value-type="float" office:value="186902" calcext:value-type="float">
            <text:p>186902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office:value-type="float" office:value="8.99247" calcext:value-type="float">
            <text:p>8.99247</text:p>
          </table:table-cell>
          <table:table-cell office:value-type="float" office:value="1.06408" calcext:value-type="float">
            <text:p>1.06408</text:p>
          </table:table-cell>
          <table:table-cell office:value-type="float" office:value="7575690" calcext:value-type="float">
            <text:p>7575690</text:p>
          </table:table-cell>
          <table:table-cell office:value-type="float" office:value="375314" calcext:value-type="float">
            <text:p>375314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office:value-type="float" office:value="8.86769" calcext:value-type="float">
            <text:p>8.86769</text:p>
          </table:table-cell>
          <table:table-cell office:value-type="float" office:value="1.0643" calcext:value-type="float">
            <text:p>1.0643</text:p>
          </table:table-cell>
          <table:table-cell office:value-type="float" office:value="7539940" calcext:value-type="float">
            <text:p>7539940</text:p>
          </table:table-cell>
          <table:table-cell office:value-type="float" office:value="374027" calcext:value-type="float">
            <text:p>374027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office:value-type="float" office:value="9.03548" calcext:value-type="float">
            <text:p>9.03548</text:p>
          </table:table-cell>
          <table:table-cell office:value-type="float" office:value="1.06231" calcext:value-type="float">
            <text:p>1.06231</text:p>
          </table:table-cell>
          <table:table-cell office:value-type="float" office:value="6682610" calcext:value-type="float">
            <text:p>6682610</text:p>
          </table:table-cell>
          <table:table-cell office:value-type="float" office:value="372454" calcext:value-type="float">
            <text:p>372454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office:value-type="float" office:value="9.33927" calcext:value-type="float">
            <text:p>9.33927</text:p>
          </table:table-cell>
          <table:table-cell office:value-type="float" office:value="1.06344" calcext:value-type="float">
            <text:p>1.06344</text:p>
          </table:table-cell>
          <table:table-cell office:value-type="float" office:value="6696130" calcext:value-type="float">
            <text:p>6696130</text:p>
          </table:table-cell>
          <table:table-cell office:value-type="float" office:value="373786" calcext:value-type="float">
            <text:p>373786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office:value-type="float" office:value="9.18516" calcext:value-type="float">
            <text:p>9.18516</text:p>
          </table:table-cell>
          <table:table-cell office:value-type="float" office:value="1.06605" calcext:value-type="float">
            <text:p>1.06605</text:p>
          </table:table-cell>
          <table:table-cell office:value-type="float" office:value="6713320" calcext:value-type="float">
            <text:p>6713320</text:p>
          </table:table-cell>
          <table:table-cell office:value-type="float" office:value="371089" calcext:value-type="float">
            <text:p>371089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 table:number-rows-repeated="1048474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00:00:02.293161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3T16:24:50.384953316</dc:date>
    <dc:creator>Nicklas Pingel</dc:creator>
    <meta:generator>LibreOffice/4.1.2.3$Linux_X86_64 LibreOffice_project/410m0$Build-3</meta:generator>
    <meta:editing-duration>P0D</meta:editing-duration>
    <meta:editing-cycles>2</meta:editing-cycles>
    <meta:document-statistic meta:table-count="1" meta:cell-count="9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71cm" svg:height="13.061cm" xlink:href=".." xlink:type="simple" chart:class="chart:line" chart:style-name="ch1">
        <chart:title svg:x="7.296cm" svg:y="0.397cm" chart:style-name="ch2">
          <text:p>Red Black trees - Member</text:p>
        </chart:title>
        <chart:subtitle svg:x="7.348cm" svg:y="1.463cm" chart:style-name="ch3">
          <text:p>measured vs asymptotic time</text:p>
        </chart:subtitle>
        <chart:legend chart:legend-position="end" svg:x="17.039cm" svg:y="6.231cm" style:legend-expansion="high" chart:style-name="ch4"/>
        <chart:plot-area chart:style-name="ch5" table:cell-range-address="Sheet1.L3:Sheet1.L22 Sheet1.Y2:Sheet1.Y22" chart:data-source-has-labels="both" svg:x="0.849cm" svg:y="2.694cm" svg:width="15.392cm" svg:height="9.125cm">
          <chartooo:coordinate-region svg:x="3.058cm" svg:y="2.893cm" svg:width="13.183cm" svg:height="7.348cm"/>
          <chart:axis chart:dimension="x" chart:name="primary-x" chart:style-name="ch6" chartooo:axis-type="auto">
            <chartooo:date-scale/>
            <chart:title svg:x="7.826cm" svg:y="12.08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Y3:Sheet1.Y22" chart:label-cell-address="Sheet1.Y2:Sheet1.Y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 / n lg n</text:p>
                <draw:g>
                  <svg:desc>Sheet1.Y2:Sheet1.Y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0788958333333333">
                <text:p>0.00000000788958333333333</text:p>
                <draw:g>
                  <svg:desc>Sheet1.Y3:Sheet1.Y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34285714285714">
                <text:p>0.0000000063428571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583544921875">
                <text:p>0.000000005835449218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765911458333333">
                <text:p>0.000000007659114583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5773671875">
                <text:p>0.000000005773671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495810546875">
                <text:p>0.000000004958105468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200961507161458">
                <text:p>0.0000000020096150716145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231822415865385">
                <text:p>0.0000000023182241586538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260911516462054">
                <text:p>0.0000000026091151646205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339462483723958">
                <text:p>0.0000000033946248372395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448152542114258">
                <text:p>0.0000000044815254211425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516544117647059">
                <text:p>0.0000000051654411764705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585621303982205">
                <text:p>0.0000000058562130398220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629108228181538">
                <text:p>0.0000000062910822818153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717056274414063">
                <text:p>0.0000000071705627441406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830015000842866">
                <text:p>0.0000000083001500084286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965622555125843">
                <text:p>0.0000000096562255512584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00102735602337">
                <text:p>0.000000010010273560233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2711936235428">
                <text:p>0.000000011271193623542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08289885520935">
                <text:p>0.0000000108289885520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34cm" svg:height="12.528cm" xlink:href=".." xlink:type="simple" chart:class="chart:line" chart:style-name="ch1">
        <chart:title svg:x="7.235cm" svg:y="0.386cm" chart:style-name="ch2">
          <text:p>Van Emde Boas trees - Member</text:p>
        </chart:title>
        <chart:subtitle svg:x="7.83cm" svg:y="1.441cm" chart:style-name="ch3">
          <text:p>measured vs asymptotic time</text:p>
        </chart:subtitle>
        <chart:legend chart:legend-position="end" svg:x="17.791cm" svg:y="5.965cm" style:legend-expansion="high" chart:style-name="ch4"/>
        <chart:plot-area chart:style-name="ch5" table:cell-range-address="Sheet1.L3:Sheet1.L22 Sheet1.Z2:Sheet1.Z22" chart:data-source-has-labels="both" svg:x="0.868cm" svg:y="2.65cm" svg:width="16.087cm" svg:height="8.647cm">
          <chartooo:coordinate-region svg:x="3.077cm" svg:y="2.849cm" svg:width="13.878cm" svg:height="6.87cm"/>
          <chart:axis chart:dimension="x" chart:name="primary-x" chart:style-name="ch6" chartooo:axis-type="auto">
            <chartooo:date-scale/>
            <chart:title svg:x="8.192cm" svg:y="11.547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Z3:Sheet1.Z22" chart:label-cell-address="Sheet1.Z2:Sheet1.Z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 /n lglgn</text:p>
                <draw:g>
                  <svg:desc>Sheet1.Z2:Sheet1.Z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124856743534948">
                <text:p>0.0000000124856743534948</text:p>
                <draw:g>
                  <svg:desc>Sheet1.Z3:Sheet1.Z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964709245959899">
                <text:p>0.0000000096470924595989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168705729166667">
                <text:p>0.0000000168705729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75904940494268">
                <text:p>0.00000001759049404942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63419895048453">
                <text:p>0.000000016341989504845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28023537013707">
                <text:p>0.000000012802353701370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511267823915533">
                <text:p>0.0000000051126782391553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523195845620362">
                <text:p>0.0000000052319584562036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484524909956198">
                <text:p>0.0000000048452490995619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472434086864452">
                <text:p>0.000000004724340868644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790532684326172">
                <text:p>0.0000000079053268432617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775818764415658">
                <text:p>0.0000000077581876441565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7624189248556">
                <text:p>0.00000000762418924855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748004135224895">
                <text:p>0.0000000074800413522489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735768666253668">
                <text:p>0.0000000073576866625366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728322635301622">
                <text:p>0.0000000072832263530162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720795941017965">
                <text:p>0.0000000072079594101796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701103883479838">
                <text:p>0.0000000070110388347983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0692920257628518">
                <text:p>0.0000000069292025762851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0682853701928528">
                <text:p>0.000000006828537019285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954cm" svg:height="11.338cm" xlink:href=".." xlink:type="simple" chart:class="chart:line" chart:style-name="ch1">
        <chart:title svg:x="6.862cm" svg:y="0.362cm" chart:style-name="ch2">
          <text:p>Running time comparison - Member</text:p>
        </chart:title>
        <chart:subtitle svg:x="6.65cm" svg:y="1.393cm" chart:style-name="ch3">
          <text:p>Red Black trees over Van Emde Boas trees</text:p>
        </chart:subtitle>
        <chart:legend chart:legend-position="end" svg:x="18.525cm" svg:y="5.37cm" style:legend-expansion="high" chart:style-name="ch4"/>
        <chart:plot-area chart:style-name="ch5" table:cell-range-address="Sheet1.L3:Sheet1.L22 Sheet1.Q2:Sheet1.Q22" chart:data-source-has-labels="both" svg:x="0.869cm" svg:y="2.554cm" svg:width="16.818cm" svg:height="8.138cm">
          <chartooo:coordinate-region svg:x="1.305cm" svg:y="2.753cm" svg:width="15.639cm" svg:height="6.894cm"/>
          <chart:axis chart:dimension="x" chart:name="primary-x" chart:style-name="ch6" chartooo:axis-type="auto">
            <chartooo:date-scale/>
            <chart:categories table:cell-range-address="Sheet1.L3:Sheet1.L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Q3:Sheet1.Q22" chart:label-cell-address="Sheet1.Q2:Sheet1.Q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/veb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1.46669248644462">
                <text:p>1.46669248644462</text:p>
                <draw:g>
                  <svg:desc>Sheet1.Q3:Sheet1.Q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3941614261813">
                <text:p>1.6394161426181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922387045984286">
                <text:p>0.92238704598428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621512185895">
                <text:p>1.2362151218589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06354762924134">
                <text:p>1.0635476292413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23144175093381">
                <text:p>1.2314417509338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31571263782957">
                <text:p>1.3157126378295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55661481346973">
                <text:p>1.5566148134697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.98007577953264">
                <text:p>1.9800757795326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.75873870811362">
                <text:p>2.7587387081136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.26759779070362">
                <text:p>2.267597790703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.76912298530674">
                <text:p>2.7691229853067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3.31564068844371">
                <text:p>3.3156406884437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3.76181877990861">
                <text:p>3.7618187799086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4.50987401661704">
                <text:p>4.5098740166170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.44863493539867">
                <text:p>5.4486349353986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.60903788184472">
                <text:p>6.6090378818447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7.2595694840996">
                <text:p>7.259569484099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8.51455795565748">
                <text:p>8.5145579556574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.5373182862234">
                <text:p>8.53731828622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